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list-style-name="L1">
      <style:text-properties fo:font-size="14pt" officeooo:rsid="0000cd51" officeooo:paragraph-rsid="0000cd51" style:font-size-asian="12.25pt" style:font-size-complex="14pt"/>
    </style:style>
    <style:style style:name="P2" style:family="paragraph" style:parent-style-name="Preformatted_20_Text" style:list-style-name="L1">
      <style:text-properties fo:font-size="14pt" officeooo:rsid="00020cf9" officeooo:paragraph-rsid="00020cf9" style:font-size-asian="12.25pt" style:font-size-complex="14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815225647033375" text:style-name="L1">
        <text:list-item>
          <text:p text:style-name="P1"/>
        </text:list-item>
        <text:list-item>
          <text:p text:style-name="P2">Course Overview</text:p>
        </text:list-item>
        <text:list-item>
          <text:p text:style-name="P2">Hi, my name is Janani Ravi, and welcome to this course on performing data transformations using Apache Pig. I'll introduce myself first. I have a master's degree in electrical engineering from Stanford, and have worked at companies such as Microsoft, Google, and Flipkart. At Google I was one of the first engineers working on real time collaborative editing in Google Docs, and I hold four patents for its underlying technologies. I currently work on my own startup, Loonycorn, a studio for high quality video content. Pig is an open source engine, which is part of the Hadoop ecosystem of technologies. Pig is great at working with data which are beyond traditional databases or data warehouses. Pig can deal well with missing, incomplete, or inconsistent data, which has no schema. Pig has its own language for expressing data manipulations, which is Pig Latin. This course starts from the very basics. It gives you an overview of Pig, shows you how to get Pig installed and running on your system, and gets you started working with the Grunt shell. You will see how you can load data into relations in Pig, store transformed relations to files via load and store commands. The main focus of the course is on how the data can be transformed to make it more useful for analysis. This course will cover the foreach generate command, along with a range of evaluation and filter functions. You'll also work on a real world dataset that you analyze accidents in New York City using collision data from the city of New York website. And finally, we'll cover advanced constructs such as the nested foreach, and also get a brief glimpse into the world of MapReduce, the parallel programming model which powers Hadoop.</text:p>
        </text:list-item>
        <text:list-item>
          <text:p text:style-name="P2"/>
        </text:list-item>
        <text:list-item>
          <text:p text:style-name="P2">Introducing Pig</text:p>
        </text:list-item>
        <text:list-item>
          <text:p text:style-name="P2">What You Need to Get Started</text:p>
        </text:list-item>
        <text:list-item>
          <text:p text:style-name="P2">Hi, and welcome to this course on Data Transformations with Apache Pig. In the suite of technologies that make up the Hadoop ecosystem, Apache Pig has its own special place. If you're dealing with large datasets that are unstructured or inconsistent, we have missing fields or values, then <text:soft-page-break/>Pig is the right technology for you to use to whip this data into shape. In this course, we'll start off by seeing why Pig is used in big data analysis. It's basically to get data in the right shape for you to extract useful information from. We'll also see where Pig fits in the Hadoop ecosystem, how it works with Hive, Hadoop, Spark, and other technologies which populate this ecosystem. The advantages of using Pig complement those of Hive, the data warehouse and analysis tool present in the Hadoop world. In this module, we'll understand the differences between Pig and Hive, and we'll get introduced to Pig Latin. That is the language that you would use to work with Apache Pig. You will see how Pig Latin differs from SQL and other query languages that you might be familiar with. Before you plunge into this course, let's see what background you need to have so that you're comfortable learning this material. You're all set for the material covered in this course if you have a basic understanding of the Hadoop distributed computing framework, just a top level overview of the components that Hadloop is made up of, and the MapReduce programming paradigm. If you are familiar with the command-line on a Mac or a Linux machine, and you're familiar with SQL or another querying language, then you're good to go. It's not necessary for you to know SQL, but an understanding of it will make your life a little bit easier. This course will cover installing a standalone version of Apache Pig to your local machine. There is no pre-installed software needed before this step. Of course, you need to have access to a Mac or a Linux machine where you can install Pig. Mac or Linux is preferred, because that is the environment that Pig typically runs on. If you have a Windows machine, the best thing might be for you to set up a virtual machine with Linux on it, because Pig is most commonly used on Linux.</text:p>
        </text:list-item>
        <text:list-item>
          <text:p text:style-name="P2"/>
        </text:list-item>
        <text:list-item>
          <text:p text:style-name="P2">Why Do We Need Data?</text:p>
        </text:list-item>
        <text:list-item>
          <text:p text:style-name="P2">It seems like a self evident truth, but data, good data, correct data, clean data, is extremely important for any organization, because data drives decisions in these organizations. Organizations have to constantly evaluate to see whether they are headed in the right direction. And it's important that the <text:soft-page-break/>data that they use for these decisions can be relied on. An e-commerce company might be faced with the decision as to what TV ad campaign it should run during the big sale. One way to do it is to pull the data comparing customer sign ups across different ad campaigns as they run in the past. Maybe there is a pattern there which will allow them to discern whether a specific advertisement resonates more with their customers. Or maybe you work for a company that is a display ad network and management in your company wants to know whether the new display ad format is more successful than the one that you used previously. One way to do this would be to see the click through rates and the conversions on the new format and compare them with the old format. If there is an uptick on these metrics, clearly the new format is more successful. Or maybe you work for a large retailer, which has physical outlets at several malls. You have to decide where to set up your new store in the new mall that's coming up. One way to do this would be to compare foot traffic from store sensors that you have in your existing stores. Your existing stores may be in different locations in the mall, and you will see which location has the highest footfalls. This is probably a good way to determine where your new store goes in the new mall. The common factor underlying all the decisions that were made by the various organizations in the examples that we just saw was the fact that decisions require data. Data to show the current state of affairs, indicate what trends are to come over the next few months or years, and to predict behaviors of your customers, viewers, or users. All organizations are constantly collecting data every minute of every day. Data for this kind of analytical processing of insights is stored in something called a data warehouse. Think of a data warehouse as a huge database typically built on a distributed computing framework, which stores data from multiple sources in one place. The huge dataset typically has semi-structured or unstructured data. They may not be well-formatted. The jobs that you need to run to extract information from a data warehouse tend to be very process heavy or long running. These are the characteristics of data that is used to extract insights to drive decisions in any <text:soft-page-break/>business organization.</text:p>
        </text:list-item>
        <text:list-item>
          <text:p text:style-name="P2"/>
        </text:list-item>
        <text:list-item>
          <text:p text:style-name="P2">Hive for Analytical Processing</text:p>
        </text:list-item>
        <text:list-item>
          <text:p text:style-name="P2">In order to understand how business organizations deal with data, we should start off by looking at the data warehouse where data from multiple sources is stored. A data warehouse is the source of data for analysts and engineers to extract information. A widely used data warehouse is Apache Hive, which runs on top of the Hadoop distributed computing framework. Hive is an open source data warehouse, and the query language that runs to process data is called HiveQL, or the Hive query language. A distributed computing framework runs on multiple machines which together form a cluster. Hadoop is made up of three main components, HDFS, MapReduce, and YARN. HDFS stands for Hadoop distributed file system, and manages the storage of data across multiple machines in the cluster. MapReduce is a parallel programming framework, and it processes data on multiple servers and brings them together to get the final result. YARN is a framework to run and manage the data processing tasks on this distributed system. Hive runs on top of Hadoop and uses Hadoop's components to perform all its tasks. For example, it stores all the data in its tables. In HDFS, the Hadoop distributed file system, all queries that you run are converted to parallel MapReduce jobs, which are then run on the Hadoop cluster. This combination of Hive running along with Hadoop really democratizes the process of data analysis and extraction of insights. A good question to ask right now would be, how does this relate to Apache Pig and this course? Well, we spoke a lot about data living in a data warehouse. Where does this data come from, and how did it get there in the first place?</text:p>
        </text:list-item>
        <text:list-item>
          <text:p text:style-name="P2"/>
        </text:list-item>
        <text:list-item>
          <text:p text:style-name="P2">When Do We Use Apache Pig?</text:p>
        </text:list-item>
        <text:list-item>
          <text:p text:style-name="P2">Where does data come from and what are its characteristics? What is it that big data technologies need to be able to handle when they process data? Now data comes from a variety of sources in this modern world. As an example, data can come from your mobile phones, the apps that you open, your location coordinates, all of these can be <text:soft-page-break/>constantly tracked. If you're driving to some location on a map and using your GPS, location coordinates form a stream of data that are constantly updated. Self driving cars have a whole host of sensors which are constantly monitoring their surroundings and sending updated information to a central source. All of this data will be constantly collected, updated, and streamed to some kind of file or database in a data center somewhere. The vast majority of data collected nowadays tend to be unstructured data. The schema of that data is not well-formatted and might even be unknown. It may just be free form text. The data can also be incomplete. Fields might be missing, values might be missing, information might be lost in transition, or might never have been recorded. This data can also be inconsistent. Let's say you tack on a new sensor to a self driving car, maybe its format doesn't match the sensor information that we transmitted previously. A traditional relational database or a data warehouse is not optimized to deal with data of this kind, and that's where Apache Pig comes in. A technology that's cured to deal with incomplete, inconsistent data with no schema.</text:p>
        </text:list-item>
        <text:list-item>
          <text:p text:style-name="P2"/>
        </text:list-item>
        <text:list-item>
          <text:p text:style-name="P2">Pig for Extract, Transform, and Load Operations</text:p>
        </text:list-item>
        <text:list-item>
          <text:p text:style-name="P2">Let's see how Apache Pig can help us when we work with unstructured datasets. Pig is a technology which allows you to write high level, but extremely granular scripts, which allow you to work with data where the schema is either unknown or inconsistent. Pig is an open source technology which runs on top of Hadoop and is part of the extremely vibrant and popular Hadoop ecosystem. Pig works well with unstructured and incomplete data, so you don't have to have the traditional layout of rules and columns for everything, it's well-defined, and it can directly work on files in HDFS. So you don't have to set up a table or any structure to hold the data before Pig starts processing it. Pig will be your technology of choice when you want to get data from the source into a data warehouse where it can be used to extract insights. Let's see a visual pipeline of how data typically flows before you can use it to generate the nice charts that you use to make <text:soft-page-break/>business decisions. The raw data comes from a variety of sources, such as sensors, mobile phones, et cetera. You will then use Pig to perform an ETL operation. ETL stands for extract, transform, and load, and once these operations are performed, the cleaned up data is stored in another database. An example of such a database would be HDFS, which is part of Hadoop. Hive is a data warehouse which will run on top of a file system such as this. Hive is what you'd use for analysis, to generate the reports, and to extract insights. ETL, or extract, transform, load, is a very important step in data processing in order to get the raw data cleaned up and in the right form to be stored in a database. So what does extract, transform, and load mean? Extract refers to the operation of pulling unstructured, inconsistent data with missing fields and values from the original source. Transform stands for the series of operations that you'd apply on the data in order to clean it up or get it in the form that you're interested in. Pre-computation of useful aggregate information, processing of fields to match a certain format, all of this is a part of data cleanup of the transform fields. And finally, Pig performs the load operation where this clean data is stored in a database where it can be further analyzed. An example of a standard operation that Pig performs is to clean up log files. This is a typical extract transform load operation. Raw logs look somewhat like what you see onscreen. It's hard to discern a structure, but if you look closely, you can extract meaningful information from these logs. An individual message from a log file typically first has the server IP address where this message was emitted. Next up, you can see the date and time at which this message was generated. Then comes the type of request that was made to the server. This is, of course, specific to this particular kind of message. Then comes the URL to which the request was made. This is, of course, just an example, but all log messages will typically have some kind of structure that can be discerned using an ETL language, and that is what Apache Pig is good at. Pig will allow you to extract this information and store it in a table with fairly well-defined rows and columns.</text:p>
        </text:list-item>
        <text:list-item>
          <text:p text:style-name="P2"><text:soft-page-break/></text:p>
        </text:list-item>
        <text:list-item>
          <text:p text:style-name="P2">Introducing Pig Latin</text:p>
        </text:list-item>
        <text:list-item>
          <text:p text:style-name="P2">So how do you work in Pig to perform your extract, transform, and load operations? Using a scripting language called Pig Latin. Pig Latin is a procedural language, procedural because it doesn't have for loops and if statements. It's a data flow language, because it takes data through a series of transformations before you get the final result that you store in a database. Let's focus on the procedural aspects of Pig. Every line in a Pig script can be part of as a transformation of an existing dataset to a form which is cleaner and in a better state. Pig scripts are just a series of well-defined steps to perform operations to get data in a useful form. Pig is procedural, because there are no if statements or for loops in Pig. The right way to imagine a Pig script as you write it is to think of data in its raw form being fed into the script. It goes through a series of transformations which is applied to the data, aggregations, cleaning up, filling in missing fields, leaving out fields that are not important, and then gets its final form. Pig should be written with these data operations in mind. Pig is generally run on top of a Hadoop cluster, which means it can take advantage of the inherent parallelism present in a distributed system. Data sources can be read and processed in parallel. In addition to cleaning up data and storing fields in the format that we want them to be, they can also precompute common aggregations, which are required and which will save time when we actually run analysis on this data. All of this will be stored in a data warehouse. Here is an example of a sample statement in Pig Latin. Here the foreach command is used to iterate through every record in this group. That is grouped by department and sum up the revenues for that department. The equivalent statement in SQL would be returned in this manner. For those who are familiar with it, you'll be able to see a strong resemblance between the SQL statement and the Pig Latin script. Before we move on from our introduction to Pig Latin, let's quickly summarize the differences between Pig Latin and SQL. Pig Latin is a data flow language and is used to transform data to store in a <text:soft-page-break/>warehouse. SQL is a query language. It is used to extract information from a database to gather insights. Pig requires the developer to specify in exact detail how the data is to be modified at every step. SQL, on the other hand, abstracts a way how queries are executed to retrieve the results. The whole purpose of using Pig is to ensure that the raw data from various sources is processed and stored in a format where it can be queried, and from where information can be extracted. The whole purpose of using SQL is to actually extract the data for insights. In essence, Pig is used to clean data which originally had inconsistent or incomplete schema, missing values and fields. SQL is used to extract insights to generate reports, all of which are used to drive decisions.</text:p>
        </text:list-item>
        <text:list-item>
          <text:p text:style-name="P2"/>
        </text:list-item>
        <text:list-item>
          <text:p text:style-name="P2">Pig on Hadoop and Other Technologies</text:p>
        </text:list-item>
        <text:list-item>
          <text:p text:style-name="P2">Pig is typically run on top of Hadoop, though it can also work with other technologies as we'll see in just a bit. The Hadoop distributed computing framework is made up of three components that we spoke about earlier. The file system HDFS, the MapReduce parallel programming paradigm, and YARN, the cluster manager. Pig runs on top of the Hadoop distributed computing framework, and takes advantage of HDFS, MapReduce, and YARN in order to run its processing tasks. The raw data that you typically feed into Pig lies in the form of files on HDFS. Any intermediate files that Pig generates is also stored on HDFS, as is the final result of processing. Pig uses MapReduce jobs under the hood in order to perform its processing tasks in parallel. You might write Pig scripts, but Pig converts these scripting instructions to MapReduce jobs which are distributed across the Hadoop cluster. Another reason Pig is so popular is its huge library of built-in custom functions used to perform a variety of useful operations on data. These built-in functions have non-trivial implementations which are run very efficiently. That means developers using Pig do not have to reinvent the wheel for common operations. Pig can be configured not only to run on top of Hadoop, which is the default and most popular use case, but can also be used with other technologies, such as <text:soft-page-break/>Apache Tez and Apache Spark. Tez is a framework which extends the MapReduce framework as provided by Hadoop by making the MapReduce operations faster and more optimal. While running Pig, you can choose to use Tez as your execution engine rather than plain old MapReduce. Spark is another very popular distributed computing technology, which can be used instead of Hadoop in order to run Pig. Spark is fast, because it performs most of its operations in memory, rather than use intermediate files on disk. Before we close out this introductory module on Pig, let's quickly summarize the differences between Pig and Hive. Pig is used to extract, transform, and load data into a data warehouse. Hive, on the other hand, uses HiveQL to query data from a data warehouse to generate reports. Pig as a tool tends to be largely used by developers who are responsible for collecting data from various sources and getting it together in one place in a queryable form. The vast majority of users of Hive tend to be analysts who are responsible for retrieving data that drive business decisions in an organization. Pig uses Pig Latin, the scripting language which is procedural and focuses on the flow of data as it's transformed by our series of operations. Hive uses HiveQL for querying a query language that is very similar to SQL in its functionality. And with that, we come to the end of this module. Hopefully you've understood the importance of Pig in extracting, transforming, and loading data into a data warehouse, and setting it up in a queryable form. You know the role that Pig plays in the Hadoop ecosystem, and how its functions complement those of Hive, which is an analytical processing query language. And finally, you've see where Pig Latin can be used and how it differs from SQL. In the next module, we'll install Pig on our local machine to run in standalone mode and get started with the Grunt shell.</text:p>
        </text:list-item>
        <text:list-item>
          <text:p text:style-name="P2"/>
        </text:list-item>
        <text:list-item>
          <text:p text:style-name="P2">Using the GRUNT Shell</text:p>
        </text:list-item>
        <text:list-item>
          <text:p text:style-name="P2">Install and Set up Pig on Your Local Machine</text:p>
        </text:list-item>
        <text:list-item>
          <text:p text:style-name="P2">In this module, we'll talk about how you can interact with Pig and run commands on it using the Grunt shell as your command-line interface. We'll start off hands on right away. We'll install and set up Pig to run in <text:soft-page-break/>the local mode on your machine. We will then see the four modes in which Pig operates. We'll run a few commands on the Grunt shell in order to familiarize ourselves with how Pig commands needs to be executed. And finally, we'll see how to run Pig commands in the interactive, as well as batch modes of operation. We'll start off by downloading and installing the Pig binary on our local machine. The starting point of any experimentation with Pig should be at the Apache Pig website at pig.apache.org. Here you can see the Getting Started link in the middle of the page. Click on that link and that'll take you to a page which has all the details you need to get started. What we want is the binary for the latest release of Pig, which we'll get from the release page link off of here. This has a bunch of Apache releases listed. Click on Download a release now, which will lead you to the latest table version. This will show you a list of mirror sites, where the Pig binary is available. It'll also recommend a mirror from which you can download the binary, one that's closest to your location. Click on that mirror site to get access to the Pig binary. The latest version of Pig at the time this course was recorded is 0.16, so you can directly click on pig-0.16 of the latest directory. Both will lead you to the same location. On this page, download the tar.gz file. Ignore the src.tar.gz file. We are not interested in building Pig from its sources. You want to download the pre-built binary. I'll create a new folder called pig-install under my home directory, and I'm going to store the binary there. Once the download is complete, and it might take a minute or so, open up the folder where this binary is stored. Once in that folder location you want to unzip and untar this binary. This operation is very simple on a Mac. You simply double-click that binary and it'll automatically unzip and untar itself. If you're on a Linux machine, you might want to use the command tar-xvzf and the name of your Pig binary. If you happen to be installing Pig on Windows, you can download a utility such as 7-zip, which is free, in order to perform this unzip and untar operation. All the Pig related unzipped files will be placed in a new directory, as you can see right here onscreen. There are a bunch of folders under that. The one <text:soft-page-break/>that's most interesting to us at this point is the bin folder. This contains the executable other command file, which will run the Pig Grunt shell. Switch over to your terminal Window and move into the pig-install directory. That's where we'll be running all our commands. We've just installed Pig in the standalone mode on our local machine. The standalone mode basically means that we do not need Hadoop running in order to run Pig. Pig will use the local file system instead of HDFS in order to store data. In order to complete this Pig installation, we need to set up a couple of environment variables so that your machine knows where Pig is installed, and we have the Pig command on your path, so you can run it from any directory. I'm using a bash cell, so I'm going to go ahead and set these environment variables. In my .bash_profile file, this file contains the commands that will run for every terminal window when it started up. Pig requires that you set up the PIG_HOME environment variable, which points to your pig-install directory, as you can see onscreen. You also need to export the path variable to point to the bin directory under your PIG HOME. This will ensure that you can launch the Pig command-line from any folder within your machine. In order to ensure that your current terminal session has these environment variables setup, run the source command on your .bash_profile file. With this done, we can confirm that you have Pig up and running on your system. Simply type the pig command and a --help, and it'll show you the options that you can use with this command. If you run this successfully, your setup is complete.</text:p>
        </text:list-item>
        <text:list-item>
          <text:p text:style-name="P2"/>
        </text:list-item>
        <text:list-item>
          <text:p text:style-name="P2">Pig Modes of Operation</text:p>
        </text:list-item>
        <text:list-item>
          <text:p text:style-name="P2">You can run Apache Pig in four different modes based on your needs and requirements. These four modes are the local mode, the MapReduce mode, the Tez local mode, and the Tez MapReduce mode. Let's first understand the characteristics of Pig in its local mode of operation. All demos in this course will be run on local mode. Local mode has been developed to run on a single machine. It doesn't require a cluster of machines or a distributed system. The files that Pig operates on, any intermediate files that it <text:soft-page-break/>generates, and even the final result will all be stored on the local file system. This mode is very limited in its capacity to crunch data, which is why it's not used in production systems. Instead it's used for development, rapid prototyping, and general debugging. You can invoke the local mode of Pig from the command-line by running the command pig -x local. We mentioned earlier that Pig also works with the Hadoop cluster. In order to have Pig run on Hadoop, you need to configure your Hadoop installation and run the MapReduce mode of Pig. Pig can be installed on any machine within the cluster. That machine is designated as the gateway machine. It's not necessary that every machine on your cluster have Pig installed. A single machine is enough, and all users of Pig can connect to that one machine. If you're running in a production environment with real data and real analysis, the MapReduce mode is one that you will use. You can invoke this mode by running pig -x mapreduce on your command-line. The Tez local mode of Pig is once again a local environment which runs on a single machine and uses the local file system to store data. The one difference is that it uses the Tez execution engine rather than MapReduce locally in order to run your Pig scripts. As you can imagine, this local environment is best suited for prototyping, development, and debugging, and not for production level jobs. In addition, the Tez local mode is still in the experimental phase at the time of recording this course. So things may change under you when you're working on Tez local. The way you'll invoke this is by running pig -x tez_local on your command-line. Tez execution engine is an extension of MapReduce, which optimizes MapReduce jobs so they run more efficiently and faster. The Tez mode in Pig runs on a Hadoop cluster with HDFS installed. It uses the Tez runtime environment rather than plain vanilla MapReduce. That's the main difference between the Tez mode and the MapReduce mode. Once again, it's a production environment used for long running jobs on real data, and the way to invoke the Tez mode is by calling pig -x tez on your command-line. Once you've chosen a mode of operation for Pig, you'll then figure out whether you want to run your scripts in a REPL environment where REPL stands for Read, <text:soft-page-break/>Evaluate, Print, Loop. This is an interactive environment which allows you to use the command-line to type in commands one at a time and get immediate feedback as to the result of these commands. This works very well in the development phase, as you're figuring out what commands is it that you want to run. Once you are ready to move your script to production, you'll typically use the batch mode, where you'll create a Pig script and run the entire script in one go.</text:p>
        </text:list-item>
        <text:list-item>
          <text:p text:style-name="P2"/>
        </text:list-item>
        <text:list-item>
          <text:p text:style-name="P2">Basic Commands and Configuring Log Messages</text:p>
        </text:list-item>
        <text:list-item>
          <text:p text:style-name="P2">In this module, we'll try our hand at running a few Pig commands in the local interactive mode of operation for Pig. This will allow us to get familiar with the Grunt shell. You'll find when we use the Grunt shell that there are a whole bunch of warnings that Pig throws up. We'll find a way to turn off these warnings so you can use Pig more effectively. Running the command pig -x local will move you into the Grunt shell, the shell that we use to communicate with our Pig installation. This is Pig's REPL interactive environment, and will allow you to type in commands and see the result of those commands right away. The Grunt shell is still a command-line shell, so running the clear command should clear the screen for you, just as you would in a Linux or a Mac terminal window. Let's load the content of the build.xml file into Pig. The exact details behind this load command we'll study in the next module. You can access files from any directory within the Grunt shell, as long as you specify the file path. The build.xml is present in the directory where we launched Pig. For every Pig command that we run, we get a bunch of warnings and information messages. This is because Pig uses some properties from Hadoop which are deprecated. These messages are related to the use of those deprecated properties. We can ignore them and move on, but they can get annoying. We see in just a bit how we can turn these warnings off. Use the dump command along with A in order to see the file that we just loaded into Pig. A is the variable where we had stored the file contents. Before we see the actual file contents, you can once again see the info messages and warnings onscreen for the <text:soft-page-break/>deprecated properties that Pig uses of Hadoop. When you're done with Pig and want to exit from the Grunt shell, simply type in Ctrl+C. The log messages in Pig really obscure the actual running of individual commands. Let's see how we can get rid of them. Move into the conf directory under your pig-install directory, and there you'll notice a file called log4j.properties.template. This contains the default configuration for your Pig logs. Copy it over to a file called log4j.properties in order to update your log configuration. Open up the log4j.properties file in your favorite editor in order to edit it. Notice in this file that the Pig logs in the very first line is set to info, A. A refers to the appender that's used along with your logs, and if you look at a couple of lines below, A is the alias for the log4j.ConsoleAppender. An appender is a component which appends log messages to system.error or system.out. Edit the files so that info messages are not displayed to screen. Instead we only output error messages. We also set Hadoop related log messages within Pig to be of severity error before they're displayed to screen. Save and exit from this file. The next time we start up Pig, we'll use these log properties in order to get rid of those underlying messages. This we do by specifying this log properties file on the command-line as you can see onscreen right now. You can notice right away that the number of messages that you see on startup has been greatly reduced. Let's run our load command once again, and notice that there are no log messages once you run this load. And the same thing is true when you run the dump A command. All you'll see is the file contents, and there are no log messages to distract you from the actual output that you're interested in.</text:p>
        </text:list-item>
        <text:list-item>
          <text:p text:style-name="P2"/>
        </text:list-item>
        <text:list-item>
          <text:p text:style-name="P2">Running Pig Scripts in Batch Mode</text:p>
        </text:list-item>
        <text:list-item>
          <text:p text:style-name="P2">So far the few commands that we've run on Pig have used the interactive mode of operation. Let's see how we would write all the Pig commands in a script file, and then run them in the batch mode. First, we set up the script file. It's good practice to have the extensions of your Pig scripts be .pig. It's not really required, though, it just helps if you want to <text:soft-page-break/>quickly find your Pig scripts at a glance. We'll write our scripts in the test.pig file, which you'll open up using your favorite editor. Now, all comments within Pig scripts should be enclosed within the forward slash and the asterisk, and closed with the asterisk and the forward slash. This is for multiline comments. You'll write the commands within the Pig script exactly as you would directly on the command-line in the interactive mode. Here we want to load the file build.xml and store it in the variable A. Notice the comment at the end of this line. Single line comments have to be preceded by two dashes. The comment extends up to the end of that line. The contents of build.xml are stored in the variable A, and we can dump A to screen, the same command that we ran earlier in interactive mode. Save the Pig script, and run the cat command to ensure that your commands have been saved correctly. Use the same pig command to run the script in batch mode. Pig -x local, our log4j.properties file, and finally the last argument is the script we want to run. When you run this command, Pig will invoke the Grunt shell, run the commands in the script on that Grunt shell, and simply exit the Grunt shell at the end of the script. And really, that's all there is to the batch mode of operation in Pig. In this class, we'll run all our demos in interactive mode, because that's much more conducive to seeing what's going on. That's the way you'll build up your script before you put it all together in a file and use it in a production job.</text:p>
        </text:list-item>
        <text:list-item>
          <text:p text:style-name="P2"/>
        </text:list-item>
        <text:list-item>
          <text:p text:style-name="P2">Behind the Scenes of Pig Commands</text:p>
        </text:list-item>
        <text:list-item>
          <text:p text:style-name="P2">All of our interactions with Pig happened via the Grunt shell. The Grunt shell is the command-line interface, which we use to run Pig commands, either in the batch mode as a script, or in the interactive mode in the REPL environment where we get feedback on every command that we import into Pig. The Grunt shell is what is invoked when you run the pig command in any mode of operation, local MapReduce, as local, or as production mode. You can also use the Grunt shell to run simple file system commands. In fact, commands on HDFS can also be run using the Grunt shell. If you're familiar with Hadoop, you might be familiar with the copy from local command, which is <text:soft-page-break/>used to copy a file on your local file system on your distributed HDFS file system. This command can be run directly from the Grunt shell. You don't need the Hadoop fs prefix, or the hdfs dfs prefix. You can simply say copy from local and specify the source and destination files. Using the Grunt shell, you can also run other HDFS commands, such as the copy to local, copying from HDFS onto your local file system. Over the course of all the modules in this class, we'll be running a bunch of commands in Pig using the Grunt shell. What happens behind the scenes when you run a Pig command? Any command that you type on Pig's interactive shell or within a script file is taken by Pig and converted behind the scenes to MapReduce jobs. Under the hood, because a number of MapReduce jobs that can be run within configuration parameters. Based on what you've specified in this script, we will translate those commands to MapReduce tasks, and run them on the Hadoop distributed system. In the case of our standalone environment, they'll be run on the local file system. One or more MapReduce jobs which run to execute that command will generate a whole bunch of intermediate files and then finally produce the final result. This final result will then be returned to Pig. When you write Pig scripts, you're basically dealing with the MapReduce jobs, which is what the Hadoop cluster understands. You don't have to deal with the mediocrity of MapReduce, though. All you have to do is to focus on how you want to transform your data. And with this, we come to the end of this module. At this point, you have Pig installed and running on your local machine and are able to type in simple commands on Pig. Remember that Pig is running in standalone mode the way we've set it up. We do not have a version of Hadoop running on our system. You're now familiar with the Grunt shell both as a REPL environment in the interactive mode, as well as in the batch mode, which can run Pig scripts. In the next module, we'll see how we can load data into Pig, store data from Pig onto file or to display to screen, and basic data structures that Pig uses.</text:p>
        </text:list-item>
        <text:list-item>
          <text:p text:style-name="P2"/>
        </text:list-item>
        <text:list-item>
          <text:p text:style-name="P2">Loading Data into Relations</text:p>
        </text:list-item>
        <text:list-item>
          <text:p text:style-name="P2">The Structure of a Pig Script and the Concept of <text:soft-page-break/>Relations</text:p>
        </text:list-item>
        <text:list-item>
          <text:p text:style-name="P2">This module is where we get into the heart of working with Pig. The very first step for any data transformations to be performed is to load data into relations. In this module, we introduce the concept of relations, which is the basic structure in Pig to hold data on which operations are to be performed. We'll see how specific commands in Pig work, such as load to get data into Pig, store to store data in files, and dump to display results onscreen. We'll understand the data types that Pig supports, that is scalar data types, which are primitives, and complex data types for a group of entities. And we'll introduce Pig commands to create and work with these complex data types. The very basic building block of any Pig script is the concept of relations. Relations are basically variables in Pig designed to hold datasets on which you perform operations. The general structure of a Pig program goes something like this. At first, you load data from an external file into Pig. This data is stored in a relation. Relations are like variables in higher level programming languages, and can be named in a descriptive way so you know what data it contains. Data that's stored in the relation is subject to a whole series of transformations, which update this data to get the result that you're interested in. Once data is in its final form, what you typically like to do is to store it, either in another database, or in a file, or perhaps display it onto screen in order to study the results. The series of steps that you see onscreen represent the extract, transform, and load operations that Pig specializes in. The load and store operations from this list make intuitive sense. What we're going to focus our attention on for this clip is the concept of a relation and how transformations which apply to data stored in relations affect it, and how they're treated by Pig. The closest analogy to explain the concept of a relation is that of a dataset with a name, like a variable in Java or Python or some other programming language. A relation holds data which is not a single entity, but has one or more fields and values associated with these fields. Relations may or may not have schema associated with them in Pig. Relations, once they've <text:soft-page-break/>been created, cannot be edited. Any updates that you perform on data in a relation results in the creation of a new relation. The original relation remains unchanged, it is immutable. Relations are ephemeral and held in memory until your Pig script is completed or until you store the resultset in a file. Relations exist only for the duration of a single Pig session. If you exit that session and you restart a new session, your original relations from the previous session will not be accessible to you. They will have to be recreated. Let's see how transformations work with relations in Pig. Once you load data from a file, a relation would have all the records that exist in the file loaded in memory. Any operation that you perform to transform data on this relation creates a brand new relation. The original relation remains unchanged. Imagine the transformations that you perform on relations to be chained together. Each transformation emits a new relation in this chain. It's important to know, though, that in Pig none of these relations and the records within them are actually evaluated until we decide to display the final results onscreen, or to store them to a file. Each of these transformations are stored in memory. Final evaluation is done only when we encounter a store or a dump command. This is lazy evaluation, and is an important feature which allows Pig to process huge datasets efficiently. As the records in each individual relation do not need to be evaluated until they're actually needed, this allows Pig to perform all kinds of optimizations behind the scenes before processing individual datasets. When you write in Pig commands, remember that relations are immutable. Each time you modify them, you need to store the result in a new relation. Every Pig script looks somewhat like this. You would first load data from the file into Pig and store it in some relation_1. You'd perform a bunch of commands, which act on relation_1 and produce relation_2. Relation_2 would give rise to relation_3, which would give rise to relation_4, and perhaps relation_4 is what you want to save to a file. This is what a Pig script looks like. One relation feeds into another, feeds into the third, feeds into the fourth, and so on until you get the final result.</text:p>
        </text:list-item>
        <text:list-item>
          <text:p text:style-name="P2"><text:soft-page-break/></text:p>
        </text:list-item>
        <text:list-item>
          <text:p text:style-name="P2">Loading Data from Files and Directories</text:p>
        </text:list-item>
        <text:list-item>
          <text:p text:style-name="P2">In this demo, we'll see how we can load data into Pig using the PigStorage built-in function. We'll see how we can load from files, as well as from directories which contain more than one file. The file that we'll use for test data for this demo is the groceries.csv file, which I have stored in my pig-install directory. This file contains the orders for a chain of grocery stores based in Washington in the U.S., so you can see that the grocery stores exist in Seattle, Kent, Bellevue, Redmond, and so on. And the way you would load data from a file is by using the load command. Load, then the file name, and using PigStorage. PigStorage is a built-in function that Hive offers to pass files on disk. The groceries.csv file is in the current directory, which is why we specify just the file name. If you were running Pig on top of Hadoop and your files were stored in HDFS, here you'd specify the HDFS path. The default delimiter that PigStorage expects in a file is a tab. Our file is a .csv file, which means the fields are comma separated, which is why we pass in the comma as our delimiter to the PigStorage function. The resulting dataset is stored in the groceries relation. Groceries serve as a variable to access this dataset. The groceries relation will not be evaluated until we either print the results to screen or store it to file. The dump command is what you use to print the dataset to screen. And there you see it, all the data that was loaded from the .csv file is now present in the groceries relation. Notice that every record is enclosed in a bracket. These brackets mean that each record is a tuple. We'll learn about the tuple data type later on in this module. We specified no schema for the groceries relation. Pig still accepts this. Pig is omnivorous, it'll consume anything. If you run the describe command on groceries, you'll find that it says that the schema is unknown. Let's get Pig to load data from multiple files in one go by placing all of these files in the same directory. This is the groceries_dir, which we create right now. Create two files within this directory. Get the first 10 records from the groceries.csv file, and store it in g1.csv, and take <text:soft-page-break/>the last 10 records from the groceries.csv file and store it in g2.csv, both within the groceries_dir subfolder. Change directories to the groceries_dir subfolder, and check that g1.csv and g2.csv exist. You can check the contents of both these files by running the cat command on all files within the groceries_dir subfolder. We have a whole bunch of repeated records. The records in these two files combined are not unique. For example, you can see that the order 07 is present twice. The load command for loading from files present in a directory is very similar to what we've seen before. We want to load from the groceries_dir subfolder using PigStorage. Our files are comma separated so we pass the comma as a delimiter to PigStorage. Running the dump command on the groceries_dir relation should show you the entire dataset, including the records which have been repeated. This relation also does not have a schema specified, so the describe command will tell you that the schema for groceries_dir is unknown.</text:p>
        </text:list-item>
        <text:list-item>
          <text:p text:style-name="P2"/>
        </text:list-item>
        <text:list-item>
          <text:p text:style-name="P2">Loading Data with Schema</text:p>
        </text:list-item>
        <text:list-item>
          <text:p text:style-name="P2">In this example, we'll load data from a file once again, but this time we'll specify a schema for the data that we want to load. We'll work with the same groceries.csv file that we used in the last example. This contains records for the orders placed with the grocery chain across multiple locations in the state of Washington in the U.S. The load command this time will specify a schema for the information that we want to read from groceries.csv. We use PigStorage, specify comma as a delimiter, this is followed by the keyword as, and then the schema. Notice that the order_id, location where the order was made, and the product bought are all simple strings. So we specify it as a chararray in our schema specification. The next column is the date on which the order was made. This we specify as a datetime data type. And the revenue is a double. We'll study these data types in some detail in just a little bit. Now if you apply the dump command to this groceries relation, you'll notice that the result looks a little different. Pay special attention to the date column, which is of type datetime. Notice that the format of the column has now changed. It's a datetime with nanosecond <text:soft-page-break/>precision rather than a simple string. Now if you run the describe command on the groceries relation, you'll see the schema which has all the fields and the associated data types. We'll briefly introduce the foreach statement here in order to see how we can create new relations out of existing ones. This forms part of our data flow. We cover the foreach statement in much more detail in the next module. Foreach iterates over every record in the relation, and the generate statement chooses certain fields of the relation that we're interested in. Here we are trying to access the field at index 1, which is the second field. The index starts at 0, so order_id is at index 0, location is at index 1. The result is stored in the locations relation. The locations relation has exactly one field, the location where that particular order was made. Each record in this relation is a tuple with one field. Think of the tuple as the equivalent of a row in a traditional relational database. Let's try another foreach statement on the groceries relation. This time we want to extract the fields at index 2 and 4. The field at index 2 is the product, and the field at index 4 is the revenue paid by the customer for that product. Dump the dataset onscreen in order to see the final result. All these relations will have the data types from the original groceries relation. The product field will be of type chararray and the revenue field will be of type double.</text:p>
        </text:list-item>
        <text:list-item>
          <text:p text:style-name="P2"/>
        </text:list-item>
        <text:list-item>
          <text:p text:style-name="P2">Storing Relations in Directories</text:p>
        </text:list-item>
        <text:list-item>
          <text:p text:style-name="P2">We know how to display the contents of the relation onscreen, let's now see how we can store this relation onto our local machine in a directory. I'm going to continue my commands in the same Pig session that we had in the earlier examples. The groceries relation has already been loaded. I'm just going to create a smaller relation out of the original one with just five records. This I can do using the limit command. If you dump the contents of this groceries_subset relation, you'll see that it has just five records or five tuples, and if you run the describe command on groceries_subset, you'll find it has the same schema as the original groceries relation. Use the store command to store your dataset <text:soft-page-break/>onto the file system. This can be the local file system as it in this case, or in a directory in HDFS. You just have to specify the right path. Here the path is subset_dir, which is a directory under your pig-install directory. That's the directory that we are currently working in. The same PigStorage function which we used to deserialize and read from file is used to serialize to disk as well. We haven't specified a delimiter to PigStorage, which means that the resulting file will be tab-delimited, that's the default. Switch over to your terminal window out of the Grunt shell, and then you can explore the subset directory. I run an ls command, and I see that a subset_dir is listed under the pig-install directory. Then change directory to this subset_dir and explore how the directory structure has been set up. If you run the cat command, you'll see that the contents of this directory contains the five records that were originally present in the groceries_subset relation. Every field in this file is delimited by tabs. Switch back to the Grunt shell and run the same store command as we did earlier. This time we specified to the PigStorage function that we want a comma delimited file, a csv. Well, this particular command gives an error, because the subset_dir directory already exists. The directory that you specify for storage should not exist before you run the store command. I'm going to go ahead and remove subset_dir, and then rerun the store command. And this time the store command will run successfully to produce a comma separated file. Notice the comma we pass in as a delimiter argument to the PigStorage function. Switch over to the terminal window. The subset_dir has been recreated, this time with a .csv file. When you explore the subset_dir, you'll see two files within it. One which says SUCCESS and another that starts with the part prefix. This format of files should be very familiar to anyone who's run a MapReduce. The file named SUCCESS indicates that the MapReduce was completed successfully in this folder, and the file with the part prefix is what contains the actual data. Running a simple cat command on this file should show us that it is a csv, a comma separated file, where every field is delimited by the comma.</text:p>
        </text:list-item>
        <text:list-item>
          <text:p text:style-name="P2"><text:soft-page-break/></text:p>
        </text:list-item>
        <text:list-item>
          <text:p text:style-name="P2">Case-sensitivity in Pig</text:p>
        </text:list-item>
        <text:list-item>
          <text:p text:style-name="P2">In the demos that you've seen so far, we've written a whole bunch of commands in Pig. In some cases, Pig is case sensitive and some cases it isn't. Let's see when case sensitivity applies within Pig commands and when it doesn't. Relation names in Pig are case-sensitive, exactly like in the case of variables in a higher level programming language, such as Java and Python. The names of fields within relations, the names that you give within your schema, are also case-sensitive. Make sure you capitalize correctly when you reference them. Any function that you use in Pig, whether it's a built-in function like PigStorage, SUM, COUNT, et cetera, or it's a custom function which you have defined, are also case-sensitive and should be referenced accordingly. We've only encountered the PigStorage function so far. We'll encounter many others in the course of this class. What is case-insensitive in Pig are all the keywords, such as load, store, foreach, generate, group by, order by, dump, and so on. These can be written either in capital letters or in small case. Throughout this course, we'll be pretty consistent about this, and use the lower-case to reference these keywords.</text:p>
        </text:list-item>
        <text:list-item>
          <text:p text:style-name="P2"/>
        </text:list-item>
        <text:list-item>
          <text:p text:style-name="P2">Scalar Data Types</text:p>
        </text:list-item>
        <text:list-item>
          <text:p text:style-name="P2">Earlier in this module when we loaded data from a file into a relation, we specified a schema for that relation. That schema comprised of the names of fields and the corresponding data types of those fields. Pig supports a number of data types used to express our schema. Let's study those in some detail. The basic data types are the primitive types used to represent a single entity or field. These are called scalar data types in Pig. Pig also supports complex data types. These are collection types which represent a group of entities, not just a single entity. Every entity within this collection will have its own data type. The concept of scalar and complex data types are exactly analogous to primitives and collection types in a higher level programming language such as Java. We'll start off by looking at the scalar types that Pig supports. Pig supports five <text:soft-page-break/>categories of scalar data types, the Boolean, numeric, string, date/time, and finally, bytes. The first four types are obvious. The last is a catch-all. Bytes is any blob of data and can be used to represent any information. The Boolean data type is used to represent true or false or yes or no information about any topic. Is this field enabled or not? Does the mobile phone have a camera or not? Numeric fields can be used to represent either integral numbers or decimals. In the case of integers, there are two forms of representation for integers. If you know that the range of the integer that you want to indicate in that field is limited, you might specify an int. An int occupies only four bytes of space, and has a smaller range than the long. To represent data in a larger range, you would use the long, which occupies 8 bytes of space. In order to represent decimal numbers, you'd use one of two representations in Pig. You'd specify the field to be of data type float, which has a lower precision and uses 4 bytes of space. For greater precision, you'd specify it to be of type double, which occupies 8 bytes of space. Or your field might just be of data type string. The string data type, which is a variable length, unbounded string, is defined by the chararray keyword. Chararrays in Pig are basically just strings. To represent date information, you would use the datetime data type. This allows you to represent time with nanosecond precision. When none of the existing data types fit, or the data type of that particular field is unknown, it defaults to a bytearray. A bytearray is just a blob of data which can be used to represent anything. This is the default representation. When no data type is specified, other schema for your relation is unknown.</text:p>
        </text:list-item>
        <text:list-item>
          <text:p text:style-name="P2"/>
        </text:list-item>
        <text:list-item>
          <text:p text:style-name="P2">Complex Data Types: The Tuple</text:p>
        </text:list-item>
        <text:list-item>
          <text:p text:style-name="P2">Pig supports three types of complex data types, which represent a group of entities. Remember that each of the individual entities in this collection have their own corresponding data type. The three types are tuple, bag, and map. We've already encountered the tuple complex data type in the demos that we've seen earlier. A tuple is an ordered collection of fields. You can have any number of fields in a tuple, even a <text:soft-page-break/>single field. All of these fields are enclosed in parenthesis. Notice here that the tuple that you see onscreen has five fields enclosed in parenthesis, and each of these fields have their own data type. This example tuple can be considered an employee record in a business organization. The first of these fields is probably the employee ID. The employee ID here is an integer. Clearly first name and last name are strings or chararrays. The department is a chararray as well. And the grade might be an integer. In the tuple, the data type for a field is optional. If no data type is specified, all fields are assumed to be of type bytearray. They are blobs of data. Every record in a relation is a tuple. A tuple can be considered the equivalent of a row in a traditional relational database. Let's see a demo as to how we can work with tuples. We'll specify a tuple as a part of the schema definition for a relation, and we'll also introduce a new built-in function, the TOTUPLE function. The TOTUPLE allows you to create tuples from individual fields in a relation. In this example, we'll use a .txt file with tab-delimited fields, the students.txt. This contains information about various students starting in the eighth grade. The student ID, the name of the student, the grade to which they belong, the city where they live, and their phone number in order to contact them. The first three fields are individual scalar fields. The last two fields, the city and the phone number, are specified as a tuple. Notice that the tuple is in parenthesis, and the individual entities in the tuple are separated by commas. When your files are specified in this manner, we can automatically load this data as tuples in a relation. Let's load the contents of this file into a relation named students. We want to specify a schema for this relation. The first column, the student_id and the name of the student are chararrays. The grade of the student is an integer and the contact information of the student is a tuple. Notice how a tuple is specified. We specify a field name for the entire tuple, which is contact. We indicate that it's a tuple using the tuple keyword, and within the tuple within parenthesis, we specified the data types and field names for the individual fields. Running the dump command on the students <text:soft-page-break/>relation will show you how the data is laid out. Notice first that every record is enclosed in an outer parenthesis. This is the tuple which represents a record as a whole. Within the record, we have three scalar data types, the student ID, the name, and the grade, and then the fourth data type is a tuple with city information and phone information that's enclosed in another set of parenthesis. The describe command on the students relation will show you the exact schema. Contact is the name of the field which is a tuple, and within contact, we have city and phone, both of them are chararrays. We'll now see how we can use the foreach command to access the individual fields in a tuple. This foreach command iterates to every record in the student, and accesses the fields at index 1. This is the scalar name field, and then it accesses the tuple at index 3. Individual fields of the tuple can be accessed using the dot operator. $3.$0 accesses the city field within the contact tuple, and $3.$1 accesses the phone field of the contact tuple. The student_info relation has the name, the city, and the phone number for every student, and if you dump it, you'll get the results onscreen. Running the describe command on student_info should show you that this relation has all scalar data types. We've extracted the individual scalar fields from the contact tuple. Fields within a tuple can also be of other complex data types, such as other tuples, bags, or maps. If you load the students.txt file into Pig without a schema specification, the last field, which was a tuple with schema, will be read in as a bytearray. Pig will not interpret it as a tuple. If you dump the students_no_schema relation, you'll see an output very similar to the output we saw earlier when we had the schema specification. But when you try and access the individual fields, we'll see that the last contact field is no longer a complex data type. Any foreach statement that you use to iterate over the students_no_schema can only access the field as $3. You can't use the dot operator on these fields, because it's not a tuple. Using the dot operator on the contact field will give you an error. We'll now see how we can create a tuple from existing fields in the relation. For this we'll go back to a relation <text:soft-page-break/>that we've used before, the groceries relation, which we loaded from the groceries.csv file. I happen to have the groceries relation loaded in this session. I dump it out to screen to make sure the data looks right. It does. Now we can use it. The describe command should tell us the schema of the groceries relation. We have the order_id, location, product, day, and the revenue. For some of the orders that have been placed with this grocery chain, we want to generate a tuple of the fields, the product, and the corresponding revenue from that product for every order. This we do by running an iterator using foreach over every record in the groceries relation. We generate the fields that we are interested in, that is, the order_id, the location, and call the TOTUPLE command, and pass in the fields which should make a tuple. In this case, it is the product and the revenue at index 2 and 4. Call the dump command on the groceries_order_bag relation, and you'll notice that product and revenue form a tuple within the groceries_order_bag. Note that the product and the revenue are in parenthesis within each record. Run the describe command on groceries_order_bag, and you'll see that the schema now has a tuple. The first two fields are order_id and location, which are both chararrays. The third field is a tuple, and Pig has given it its own default name, org.apache.pig.builtin.totuple_product_19, and that tuple has two fields, product which is a chararray, and revenue which is a double. Let's go back to our students relation, which already has one tuple which we have set up the contact tuple. We can see that the contact tuple has the city and the phone number as we've described earlier. Dump the information in students so that we have it as a reference, and now let's run the TOTUPLE command on the remaining fields, the student_id, name, and grade of the student. We want every record to be comprised of two tuples. One is the existing contact tuple at index 3, and the rest is the student tuple, which we now create using the TOTUPLE command. A dump of the relation student_info_bag should show you that this has been achieved. Every record is comprised of two tuples, one which has the general student information, and one which has the contact <text:soft-page-break/>information. The describe command should clarify the schema of the student_info_bag. The tuple that was created using TOTUPLE has been given a name as assigned by Pig, and the contact tuple has the name which we gave it when we initially loaded the students relation.</text:p>
        </text:list-item>
        <text:list-item>
          <text:p text:style-name="P2"/>
        </text:list-item>
        <text:list-item>
          <text:p text:style-name="P2">Complex Data Types: The Bag</text:p>
        </text:list-item>
        <text:list-item>
          <text:p text:style-name="P2">After having understood the tuple data type, we'll move onto looking at the bag data type. A bag is best defined as an unordered collection of tuples. Every element within a bag is a tuple, and each tuple can have any number of fields. A data structure that is analogous to a bag in Pig is the set in the Java programming language, a collection of entities in any order. The one difference between a set and a bag is that a bag can have duplicate records. Two tuples in a bag can be exactly the same. You'll find that the entities which belong to a bag are always enclosed in curly braces, and within the curly braces, you'll find the parenthesis which define a tuple within a bag. Within a tuple, there can be any number of fields. There is no restriction in Pig which says that every tuple within a bag should have exactly the same number and data types of its individual fields. Each tuple can have a different number of fields and the same field across the tuples in the bag can be offered different data types in each tuple. Pig is omnivorous, and it can consume any kind of data. It doesn't try and impose a structure on the data that's loaded within it. Certain tuples within a bag may have some fields which are missing. Trying to access the missing fields within tuples will result in a null. It will simply return null when the field does not exist within a tuple in a bag. This is the first time you're being introduced to the bag as a formal concept. However, you've worked with bags earlier in this course. A collection of tuples is a relation. A relation is nothing but a bag of tuples. It's called the outer bag. If any of the individual fields within the relation is a bag, that bag is generally referred to as an inner bag. Let's see how we define a particular field in a relation to be a bag. We'll also work with the TOBAG function, which allows you to convert fields within a relation to a bag <text:soft-page-break/>structure. For this demo, we won't be reading from a file directly into a bag data structure. There is a bag file on the Apache website which shows that doing this leads to some kind of error, and the relation is not loaded correctly. We'll avoid that, read into a simple relation, and then use the TOBAG function to create a bag data structure. For this demo, we'll use data from a file called student_subjects.txt, which specifies a list of students, their student ID, name, and the grade that they are studying in, and the subjects that they've taken up. Here you can see that John has taken up the subjects math, chemistry, and physics. Save this file, switch over to the Grunt shell, and load the contents of this file into the student_subjects relation. The schema for this relation is as specified on the screen. Notice that every student can enroll in up to three subjects, subject1, 2, and 3. Use the dump command to ensure that the contents have been loaded into this relation successfully. For students who enrolled in only two subjects rather than three, the third subject will have null in that field. We'll use a foreach command on this relation to iterate over every record and generate a new set of records, and this time with the field with the data type of bag. The resulting student_subject_bag relation has the fields at index 0, 1, and 2, which is the student ID, name, and grade, and then a bag which contains the subjects that the student has taken up. Here are the fields that indices 3, 4, and 5, which is subject1, subject2, and subject3, form a bag. Running dump on the student_subject_bag relation should show you that the fields of the student ID, name, and grade remain scalar fields, but the subjects are now within curly braces. Notice that each subject is a tuple within the bag. Each subject is a tuple with just one field, the name of the subject. Running the describe command on this relation should show you that the last field is a bag, as denoted by the curly braces, and every tuple within the bag has one field which is of type chararray, that is the name of the subject. Pig generates bags each time you use the group by command, and that's a very common operation. In practice, you'll work with bags a lot in Pig, as we'll see later on in this course.</text:p>
        </text:list-item>
        <text:list-item>
          <text:p text:style-name="P2"><text:soft-page-break/></text:p>
        </text:list-item>
        <text:list-item>
          <text:p text:style-name="P2">Complex Data Types: The Map</text:p>
        </text:list-item>
        <text:list-item>
          <text:p text:style-name="P2">Now that we've understood the tuple and the bag, it's time to look at the map complex data type in Pig. A map is a collection of key value pairs. Every entity in a map has a key and a value associated with that key. Maps in Pig are exactly analogous to the map data structure in a higher level programming language, such as Java. Keys in maps in Pig, as are the keys in Java, are unique in that every key can occur exactly once and that key is used to look up the associated value. The key value pairs in a map are enclosed in square brackets. If you're reading a map data structure from a file, you'll find that the data should be present in square brackets by default. Pig has this constraint that the data type of the key within a map has always to be of type chararray. Keys are always strings. The values that are associated with those keys can be of any data type. Integer, long, float, bag. While displaying relations with the field of data type map, or while reading contents of a map directly from a file, the hash is the delimiter which separates the key and the value. For the very first key value pair in this map, John is the key, HR is the value, and they're delimited by a hash. In this demo, we'll specify a map as a part of the schema definition in Pig, load contents from a file into a relation with this schema. We'll also see how we can use the TOMAP function to generate a map in a relation. We'll work with data in a new file for this demo. The file is called student_marks.txt, which contains information of a number of students and the marks that they've received in the subjects that they took during the year. The fields in this file are the student ID, name, and the grade that each student studies in, and then a map. A map is denoted by the square brackets, and each entry within a map is a key value pair. The key is of type chararray and is the names of the subjects that the student has taken. The value is of type int, and is the marks that the student has scored in that subject. Key and the value are delimited by a hash. Switch over to the Grunt shell and load the contents of this file into the student_marks relation. We specify a schema for this file. The first three fields are simple scalar fields <text:soft-page-break/>of type chararray and int, and the fourth field is marks, which is of type map. The keys in a map are always of type chararray in Pig, so you do not need to specify the data type for the key. The value can be of any type and that is what you specify within square brackets after the map keyword. Here the value associated with every key is of type integer. Dump the student_marks relation and you'll see that the marks field is of type map. It's enclosed in square brackets, and every key value pair is delimited by a hash. Let's see an example of how we can access the value associated with a specific key. Here we want to extract all the marks that the students have scored in the math subject. We use a foreach statement and generate the name of the student and the math score. The field at index 3 is the map, followed by the hash, and we specify the key. This is the format used to look up values associated with a particular key. In this case, the key is the subject math. Dump the result in relation and you'll find records which have the name of the students and their corresponding math score. Let's run another foreach statement on the student_marks relation. In this foreach command, we iterate through every record, extract the student ID at index 0, and create a map with the rest of the information, that is the student name and the grade that the student studies in. That is the fields at index 1 and 2. That's what is passed to the TOMAP function. The resulting relation has one scalar field, that is the student ID, and one map field, which is the name of the student, map to the grade that the student studies in. Let's tweak that last foreach command that we run in order to extract the last field. The subjects and the corresponding scores of every student in those subjects. The marks map is the field at index 3 in the original student_marks relation. The resultant relation is made up of one scalar field and two maps, one to hold the name of the student and the corresponding grade, and the other to hold the subject that the student has taken up, and their corresponding scores. Running the describe command on the student_info_map should show you chararray, map, and map, are the field data types. The value data type in each of these two maps are specified in the square brackets as integer.</text:p>
        </text:list-item>
        <text:list-item>
          <text:p text:style-name="P2"><text:soft-page-break/></text:p>
        </text:list-item>
        <text:list-item>
          <text:p text:style-name="P2">Working with Partial Schema Specification</text:p>
        </text:list-item>
        <text:list-item>
          <text:p text:style-name="P2">We've seen Pig work when no schema is specified for a relation or the complete schema is specified. Pig also accepts partial schema specification. Pig is omnivorous. It can consume any kind of data you throw at it. If the schema for your content is unknown, Pig will try its best to see if it can figure out what data type each field is. If you've performed some arithmetic operation on a data type, it'll assume it's a double or an integer. If you've specified some string-like functions on a data type, it'll assume it's of type chararray. Let's say you have no schema specified and there's nothing in your contents to indicate what data type every field is, Pig will assume every field is of type bytearray. That is the default fallback for Pig. Let's say you have some partial schema definition. In fact, you can leave out the data types for every field in Pig and only specify the field name. The data types for these fields will be assumed to be bytearray, but you can access the field by name, or the contents and the individual fields within those contents are well-known to you, and you have a complete schema specification. All of these work with Pig. It's possible, though, that you specified one type of schema for your relation, but when Pig actually loads the data, it finds that the schema is a little different. Let's say that this set of blue squares is the data types for the individual fields in your schema. When Pig reads the file and loads the data into your relation, it finds that the schema is a little different. There are some green circles, along with the blue squares. Pig will not give up so easily. It's omnivorous, and it'll try its best to consume this data. Pig will try and convert the data that it found by casting it to the schema that we originally defined. It'll try and convert the individual fields to match the defined schema. This conversion won't always be successful in practice. There are only certain conversions which are valid, and which Pig can perform properly. Not all conversions are permitted. Let's say, for example, that the data type that Pig encounters when it reads the file is a bytearray. A bytearray can be converted <text:soft-page-break/>into any of the other types, integers, long, float, double, chararray, even complex data types such as bag, tuple, and map. Or if Pig encounters a long data type in the content that it's reading, it can only cast it to certain types, such as int, float, double, and chararray. The long type cannot be cast to any of the complex data types or to bytearray. This was just an example of what will and will not work when Pig tries to cast and convert your data. For a complete list of conversions that is allowed, it's best to look up the Pig documentation in the site that you see onscreen. Let's see a demo of how Pig deals with data with just a partial specification of schema. We'll work with the same groceries.csv file that we are familiar with. This file contains all the information for a grocery chain based in Washington in the U.S. We load this groceries information into a relation and specify just a partial schema. We'll specify the names of the fields, but no corresponding data type for every field. When you run the describe command on this relation, you'll find that every field is of type bytearray. This is the default that Pig associates. Dump the contents of this new relation, and you'll find that they look as they should. We can also load partial information from this file by specifying only a subset of fields in this schema. Here we specify just the order_id and the location where the purchase was made. Only those fields will be considered when we load data into this relation. The dump command should show you that the relation just has two fields of information, the order and the location, and the describe command just confirms the same thing. This discussion of partial schema brings us to the end of this module. This module should have given you a good grounding on the concept of relations. This is the basic dataset on which Pig transformations operate. The focus of this module was on the load, store, and dump commands, which allows you to bring data into Pig, store data into files in directories, and display it onto screen. We also took a detailed look at the different types of data that Pig supports, scalar data types such as integers, floats, chararrays, and bytearrays, and also complex data types, such as the tuple, bag, and the map. The next module in this course will <text:soft-page-break/>focus on the data transformations that you can perform in Pig. We'll start off with the basic transformations before we move onto more complex ones.</text:p>
        </text:list-item>
        <text:list-item>
          <text:p text:style-name="P2"/>
        </text:list-item>
        <text:list-item>
          <text:p text:style-name="P2">Working with Basic Data Transformations</text:p>
        </text:list-item>
        <text:list-item>
          <text:p text:style-name="P2">Foreach-generate: Visualization</text:p>
        </text:list-item>
        <text:list-item>
          <text:p text:style-name="P2">In this module, we'll focus on data transformations applied to relations in Pig, starting with the very basic ones. We've had a brief introduction to the foreach command in the previous module. In this module, we'll see how we can use them with column names, along with column indices. In addition to the load and store functions, which we are familiar with, and which we'll see in a little bit more detail, we'll see new categories or functions that we can work with in Pig, the evaluate and filter functions. We'll also work with an assorted list of other commands that you might find useful, such as the distinct, sort, limit, and split commands. Let's formally define the foreach and generate command, which work on individual records in the relation. A relation can be conceptualized as a table in a traditional database. The column headers correspond to the names of fields in a relation, that is, if the names are available. Every row in a traditional database is the exact equivalent of a tuple in a Pig relation. Remember, though, that a traditional database has a very strict schema and doesn't deal well with unstructured data. Unstructured data is what Pig works well with. The foreach command iterates over every record or every tuple in a relation, or it can also be applied to the tuples within an inner bag of a relation. You can then apply the functions on individual fields within the records, and project the fields that you're interested in. Select specified fields, use them within expressions, perform other formatting operations, get the data in the exact format that you envision into the resulting relation. The result of a foreach generate statement is a relation which is stored in a variable.</text:p>
        </text:list-item>
        <text:list-item>
          <text:p text:style-name="P2"/>
        </text:list-item>
        <text:list-item>
          <text:p text:style-name="P2">Foreach-generate: Indexes and Column Names</text:p>
        </text:list-item>
        <text:list-item>
          <text:p text:style-name="P2">In this demo, we'll revise using the foreach generate <text:soft-page-break/>statement with column indices, and also see how when the column names are specified individual fields can be referenced by column name. We'll work with the same groceries.csv file that we are familiar with, and this time we'll load data into a relation and specify no column names at all, so no schema is specified. Every field will have the default type of bytearray, and there are no field names to access these individual fields. We have to use the indices with start at index 0. The describe command will show you that the schema for this relation is unknown. Let's dump this relation, so we know what we are running our foreach generate command on. To access the individual fields in this relation, we'll use indices. These indices start at 0, which means the very first field is at index 0, the second field is at index 1, and so on. Here we want the field at index 1, 2, and 4. That is the location, product, and the revenue. The dump command will show you that the resulting store_products relation has been created successfully. The describe command will show you that each of these fields are bytearrays, but there is no field name that we can use to reference these fields. We'd spoken earlier about how Pig can consume any kind of data and it'll try its best to figure out what the exact data type is based on how you're working with the data. Take a look at this foreach statement onscreen and notice that the revenue column will multiply by a float by 1.0. This will give Pig an indication that revenue is actually a double or a float and not a simple bytearray. The Pig schema for the store_products relation will show you that we have interpreted the schema correctly. Revenue is now a double rather than a simple bytearray. Pig has cast it to the correct type, guessing that when it's multiplied by a double, the resultant will be a double. Running the dump command will show you that revenue is now represented with a decimal point in the store_products relation. Now let's load from the groceries.csv file yet again, but this time we'll specify the field names for every field, but no corresponding data type for the fields. Having field names makes it more intuitive to access the individual fields. Rather than using indices which start at index 0, you can directly use the field <text:soft-page-break/>names in your foreach generate command. The command that you see onscreen extracts the location, product, and revenue fields. When you view the schema information for the store_products relation, you'll find that every field name is assigned and every field is interpreted as a bytearray. We haven't specified a type; bytearray is the default. Here is the schema of the original relation that we loaded from groceries.csv with the field names, but no associated data type. Every field is of type bytearray. Here is an example of the foreach generate command used along with field names. We've given a hint to Pig here where we multiply the revenue field by 1.0. Pig should be able to guess from this that revenue is of type double and not bytearray. When you view the schema for the resultant store_products relation, you'll find that Pig has interpreted this correctly. Revenue is of type double.</text:p>
        </text:list-item>
        <text:list-item>
          <text:p text:style-name="P2"/>
        </text:list-item>
        <text:list-item>
          <text:p text:style-name="P2">Foreach-generate: Complex Data Types</text:p>
        </text:list-item>
        <text:list-item>
          <text:p text:style-name="P2">Complex data types, such as the tuple, bag, and map, are important constructs in Pig. Let's see how we can use the foreach and generate commands with them. We start off working with the tuple. Once again, we'll use the students.txt file and load it into a relation named students. This contains information of a number of students in eighth grade, the city where they live, and their phone number is present as a tuple in the .txt file. Load this into the students relation and specify the corresponding schema. Notice that contact is of type tuple, and within that we have the fields city and phone of type chararray. The data has been loaded into the relation successfully, and we are ready to access the individual fields in the tuple using the foreach statement. This foreach generate statement iterates through every record and extracts the name, contact city, and contact phone number into the student_info relation. Notice how we access the individual fields in a tuple by using the dot operator. The dump command should show you that the fields have been extracted successfully. Notice that the name, city, and phone number are now scalar fields in the student_info relation. We'll work with the map data type next. We'll use the student_marks.txt file, contains the marks stored by <text:soft-page-break/>individual students in the form of a map. Load this data into the student_marks relation. The marks field is of type map. The key for every map is always of type chararray, so we only specify the value type in square brackets and the value associated with every key in this field is of type integer. The data has been loaded into this relation successfully. We can now access individual keys in the map by specifying the field name for the map. So notice here that we access marks# and Chemistry. Marks is the name of the map field and Chemistry is a single key that we want to look up. We want to access the chemistry scores for all the students. Wherever you use the index, just specify the name of the field instead. Once we've confirmed that this foreach statement works well by dumping the student_chem_marks relation, we can move onto the next date type, that is the bag. We'll use the same file that we did before to work with the bag, the student_subjects.txt file. Load this into a relation called student_subjects. Notice the schema is taking in the individual subjects that a student is enrolled in as 3 separate fields, subject1, 2, and 3. We'll now create a bag using this relation. In this demo, we'll generate a bag by using the group by command. The group by command will be covered in much more detail in later modules in this course. Think of this as a brief introduction to the group by command, which we'll get much more practice with in the next module. The student_subject_bag relation is created by grouping the student_subjects relation by the student_id field. Student_id is the group key. Result off a group by operation in Pig produces a relation which has a schema with exactly two fields. The first field will always be the group key, that is, the field by which you perform the original grouping. The second field is always a bag. Bag containing the original tuples, which are associated with that group key. For a single record in the student_subject_bag, we have the group key that is the student_id as the first field in every tuple, and the second field is basically a bag with the tuples from the original student_subject relation. Notice that the tuple includes the student_id as well, which is the group key. Running the describe command on this relation will clarify <text:soft-page-break/>the schema further. Notice we have the group, which is of type chararray, and the name of the bag is student_subjects, the name of the original relation on which we perform the group by operation. Now if all of this was too much to take in, never fear, we'll cover this once again in much more detail in the next module. What you've got to understand, though, is at this point, we have a bag named student_subjects, and we can now see how we can access the contents of this bag using the foreach generate command. On an inner bag in Pig, it's not possible to access the individual tuples or the individual records within a bag. We can access the specific fields that we are interested in, though. In this case, we run a foreach command on the student_subject_bag relation and generate the student_id and name fields from the inner bag. The inner bag is named student_subjects. In the resulting relation, every record is a tuple, which is as usual. Every tuple contains one field which is the bag specified by curly braces, and every bag has one tuple within it containing the student_id and the student name. The fields that we projected are extracted from the bag using our foreach statement remain within a bag in the resultant relation.</text:p>
        </text:list-item>
        <text:list-item>
          <text:p text:style-name="P2"/>
        </text:list-item>
        <text:list-item>
          <text:p text:style-name="P2">Categories of Pig Functions</text:p>
        </text:list-item>
        <text:list-item>
          <text:p text:style-name="P2">This clip we'll see how to use the foreach statement in Pig, along with a specific function in order to format specific fields in a record. We are familiar with and have used certain functions that Pig provides out of the box. The examples of functions that we've used so far are PigStorage, TOMAP, TOBAG, and TOTUPLE. These are called UDFs. UDF stands for user defined functions, so called because any developer working with Pig can write code in a high level programming language to define his or her own function. UDFs in Pig can be written in a number of programming languages, such as Java, Python, Ruby, and JavaScript, so there's a great deal of flexibility in how you define this UDF, but more importantly, Pig provides an entire range of built-in UDFs that you can use without having to write any code of your own to process data. Pig comes prepackaged with these UDFs that can be directly <text:soft-page-break/>used, and these UDFs offer very optimal implementations of a whole range of common functions. The access to these optimal implementations of common functions make Pig very powerful right out of the box. Built-in UDFs can be split up into four categories based on the kind of function that they perform. Load loads data into Pig from different kinds of files. Store serializes data onto HDFS or the local file system. Evaluate runs a whole bunch of basic operations or transformations on fields within individual records. And finally, filter allows you to determine which record you want to include or not in the resultant dataset. We've already extensively used one particular built-in function, the PigStorage, in order to load data into Pig and store data into files on our local file system. PigStorage allows the serialization and deserialization of files that are tab-delimited. You can also specify other delimiters by passing it as an argument to PigStorage. Pig also offers other built-in functions to deal with different file formats. For example, the HBaseStorage function allows you to read and write data into the HBase database, so you can configure Pig to work with HBase and use HBaseStorage to serialize and deserialize data to and from the disk. Or you can use the JsonLoader if your files are in the JSON format. We'll see an example of that in this module. Another popular format for files is the Avro format, which can be read and written to using the AvroStorage function in Pig. Or if you're dealing with Excel files in the CSV format, you might prefer the CSVExcelStorage function. The most common file formats used today do not require Pig developers to write any additional custom code. Load and store we are familiar with. Let's look at functions in the evaluate category and how they can help us operate on Pig data. There are math functions, which work with numeric data types, string functions, which work with the chararray data type, there are date functions, which work with the datetime data type. Evaluate functions can also work with complex data types, such as the tuple, bag, and map. The most useful amongst functions to evaluate data would be those that provide aggregation information, such as sum, average, count, et cetera. Of these evaluate <text:soft-page-break/>functions, we've already covered those that operate on complex data types. Examples of these are the TOTUPLE, TOBAG, and TOMAP functions used to generate tuples, bags, and maps from individual fields in relations. The aggregation functions are generally applied on group relations. We haven't yet covered the group by in detail, which is why we'll leave the aggregations to be covered later in the next module. That leaves us with the math, string, and date evaluate functions. We'll see examples of these in the next clip.</text:p>
        </text:list-item>
        <text:list-item>
          <text:p text:style-name="P2"/>
        </text:list-item>
        <text:list-item>
          <text:p text:style-name="P2">Math, String, and Date-time Functions</text:p>
        </text:list-item>
        <text:list-item>
          <text:p text:style-name="P2">In this demo, we'll see how to use math, string, and date functions to work on fields that are of numeric type, chararray type, or datetime types. In this example, we'll load order data for an e-commerce site from a JSON file using the JsonLoader function that Pig provides. The JSON file named orders.json has all the information. Notice that every record is a different JSON object specified in curly braces, and the JSON file format is a number of these records. We have the field name in quotes followed by a colon, and the value for that field within the record. And here are the field names that we've specified in every order. Notice that a single record spans a single line, and there are some records here with only an order_id, but no additional information. Let's say those fields are missing when you get the data from the source. Let's load the contents of this file into a relation using the JsonLoader Pig function. The JsonLoader function takes as its input argument JSON schema for an individual record that we read from file. The schema specifies the field name followed by the data types associated with that field. JsonLoader will expect every record to follow this format. Let's extract the fields that we are interested in from the orders relation that was just loaded. Here we want to get the total amount for every order, which is why we find the product of quantity and amount. We associate a field name or an alias with the quantity multiplied by amount expression, which is total. Dump the resulting relation, and you'll see that the total value of the order is the very last field. Field is a double, and <text:soft-page-break/>those records where the original fields have no values are simply nulls here in the resulting relation as well. Let's say we want the total value of an order rounded to the integer. We can use the ROUND math function on the quantity multiplied by amount expression. The resulting rounded value will be assigned the total alias. Dump the record and you'll now see that the last field is now an integer or a long. It has been rounded up to the nearest integer, because we used the ROUND math built-in function. This is just one example of a math function that Pig provides. Pig offers a whole variety of built-in UDFS to perform math. Absolute log, exponent, ceiling, and so on. If you see the schema of the order_totals relation, you'll see that the last field is now a long. The round function takes in a numeric data type and returns a long. In order to get the order number from our order_id field, which is a chararray, we can use a string function to extract that portion of the string which corresponds to the order_num. The SUBSTRING function which runs on chararrays takes in the string that you want to operate on, which is the order_id, the index at which you want to start extracting the SUBSTRING, and the stop index is 1 beyond the last index that you're interested in. In this example, we'll extract just 1 digit from the order_id, which is that index 1; that is the second position, because indices start from 0. The stop index that we've specified is 2. The character at index 2 is not included. Dump the order_numbers relation to see the single digit that we've extracted. Another example of a string function is the REPLACE. This replaces existing characters in a string with a new set of characters. In our example, we want to replace the character o with the character's order. So each of our order_ids because with the prefix order. Dumping the updated order_ids relation should show you what the new order_ids look like. SUBSTRING and REPLACE are just a sample of the string functions that Pig allows. You can see the entire list in Pig's documentation. When we originally specified the schema for the orders relation, we specified the order_date as a chararray. This can be confirmed by looking at the schema for orders. Let's now convert this order_date field into <text:soft-page-break/>an actual datetime data type, and then we can run some datetime functions on it. This we can do by running the ToDate function on our order_date string. This function also takes in a format in which the original date has been specified, which in our case is month, day, and year. The ToDate function is overloaded and can take in a different set of arguments as well that you can explore. Examine the schema of the resulting relation, and you'll see that the date field has the data type datetime. Date is the alias we gave the field order date when we applied the ToDate function on it. Dump the contents of this relation and you'll see that the final field is interpreted as a datetime with nanonsecond precision. A number of Pig functions can be used with fields of type datetime. One example of such a function is the GetMonth, which extracts the month in the form of an integer from the datetime field. Dump the contents of the resulting relation, and you'll see that the last field is the month in which that order was placed. Months start at index 1, March is month 3, May is month 5, and December is month 12.</text:p>
        </text:list-item>
        <text:list-item>
          <text:p text:style-name="P2"/>
        </text:list-item>
        <text:list-item>
          <text:p text:style-name="P2">The Filter Operation</text:p>
        </text:list-item>
        <text:list-item>
          <text:p text:style-name="P2">We studied the load, store, and evaluate functions in some detail. Let's look at the filter functions. These functions are commonly used to determine which records in a dataset should be preserved based on some condition or predicate. If the condition is true for a particular record, we will include that record in the result. If the condition is false for any record, we'll leave that record out of the resultant relation. Filter functions are the exact equivalent of the where clause in SQL, which is used to prune datasets, leaving only those records which we want to process further. All the existing conditional operators can be used as the filter predicate. This gives you great flexibility in the kind of condition you specify for the filter. In addition, Pig also allows you to use specific filter functions. These allow more powerful and logical ways of filtering your dataset. Filter functions are built-in UDFS that can be used with the filter command. The conditional operators are generally used with the scalar data types, such as numeric, Boolean, chararray, bytearray <text:soft-page-break/>data types, and they work with all scalar types. If you have a complex data type, such as a map or a tuple, then only the equal to and the not equal to conditional operators work with them. And none of these conditional operators work with the bag complex data type. If you want to filter records based on some condition on a bag, you'll have to use one of the built-in filter functions or write your own. Filter functions are built-in UDFS. They are available prepackaged with Pig, and you can directly use them out of the box. They are meant to be used with the filter command. Most common filter functions that you will tend to use when you're processing data with Pig is the matches and the IsEmpty function. The matches function is generally used along with chararrays to see if that string matches a certain pattern. The matches functions can also accept regular expressions in order to detect patterns in your strings. Matches return the value of true or false based on whether a pattern was matched. The IsEmpty function is used along with a bag or a map to check whether there are any entities present in those complex data types. A bag or a map that has no entities will return group for IsEmpty. Here are some examples of how we can use the matches function. Any order_id which has this particular pattern, it has to be an exact match, will be included in the resultant dataset. Or you can specify a regular expression to match. Order_id matches OD01.*. Match any order starting with this prefix, the prefix of OD01. The IsEmpty filter function, as we mentioned before, is used to check whether a bag or a map is empty. This function is useful, because a bag or a map in Pig cannot be null. It can only be empty. Check for empty cannot be done with conditional operators, they require the IsEmpty filter function. In this demo, we'll see how we can filter records from a relation first using conditional operators, and then the matches filter function. We'll work with the orders relation that we had loaded in the last demo. We'll dump orders and make sure all the contents are there as we'd expect them to be. The fourth field in this orders relation is the quantity of the product that was purchased by a customer. We'll now run a filter command using this field. Filter the orders relation <text:soft-page-break/>to keep all records where the quantity is greater than 1. Anytime a customer ordered more than one of a product, we want to keep those records and perform some processing on them. This command will iterate through every record in the orders relation. Check for the condition quantity greater than 1. If it's true, that record will be present in the result dataset. Examine the contents of the resultant relation and you'll find that the records all have quantity greater than 1. Or you could filter the orders relation on a different field. This time the order_id, and we want all order_ids greater than equal to o4. The resultant relation has records starting from o4, that's because of the greater than equal to, going all the way up until o9. You can also specify multiple conditions with the filter command using logical operators, such as and and or. The matches filter function can be used to perform more sophisticated filtering on your relation. Let's say you have a bunch of products and you want to retain all products which are TVs, where the product name contains the string TV. Notice our filter function here. Product matches .*tv. Any product which has TV as a suffix will be matched. Matches accepts regular expressions such as these. Only one record in the orders table matches this criteria, o6, where the customer has bought a Samsung TV. The match is case-sensitive, which is why the other record for lg tv isn't present in the result. Or if you want to find those records which have the word speakers somewhere within the product name, you'll reconstruct your matches filter function like this. The dot and the asterisk before and after speakers ensures that speakers should be present somewhere within the product string for that record to be matched. The resultant relation has two records in it, o3 and o7, panasonic speakers and bose speakers match the filter.</text:p>
        </text:list-item>
        <text:list-item>
          <text:p text:style-name="P2"/>
        </text:list-item>
        <text:list-item>
          <text:p text:style-name="P2">Distinct, Limit, and Order By</text:p>
        </text:list-item>
        <text:list-item>
          <text:p text:style-name="P2">In this clip, we'll cover an assortment of commands from Pig that you might find useful when you're processing data, the distinct, limit, and sort commands. The distinct command, as the name implies, is used to get rid of duplicate tuples from your <text:soft-page-break/>relation. The limit command is to choose the top and records that you're interested in. This is a good way to sample data for further processing. Finally, the order by command sorts your relation either in ascending or descending order of some column value. The distinct keyword in Pig operates on the entire record or tuple within a relation, compares all the fields of a tuple with all the fields of the tuples in the same relation, and removes duplicate values. Only those tuples are considered duplicates where all fields have the same value. Distinct does not act on individual fields within the tuple. You can't say get rid of duplicate tuples where the order_id is the same. The limit keyword allows you to specify the number of tuples in a relation that you're interested in, and it will choose the top end of these tuples. It'll simply choose the first N records. It doesn't perform a random sampling. The order by keyword in a relation sorts all tuples based on the value of a certain column. Pig allows you to specify whether you want the tuples to be sorted in either ascending or descending order. If you don't specify either the ascending or the descending order, the default is ascending. Let's see the distinct, limit, and order by keywords in action in this demo. We'll create a new file called orders_duplicates.json. This is exactly the same as the orders.json file, except that some of the tuples have been repeated. There are duplicates in this file. If you look at the file onscreen carefully, a number of orders, for example, o7, o8, and o9, are present more than once. The entire tuple for these duplicate orders are identical. They are duplicates as Pig defines them. Load this data into a relation, we'll call it order_with_duplicates. The schema for this is exactly the same as the orders relation that we worked with earlier. Dump the relation contents to screen to see that the records look okay. There they are, duplicates and all. It's a one-step process to get rid of duplicate records in this relation. Simply run the command distinct_orders_with_duplicates. This will just go through the entire relation, and if two tuples are exactly identical, it'll remove one of them. You'll be left with only the unique records, as you can see onscreen, o1 through o9, each record is <text:soft-page-break/>unique. Let's now sample the top three records in the orders relation. This is the same orders relation that we worked on earlier. This is just the limit keyword, the name of the relation, and the number of tuples that you're interested in. Display the contents of the resultant relation, and you'll find that it has exactly three tuples. It has been limited to three. Let's now create a relation by transforming the orders table to have all the tuples sorted by order_id, but this time in descending order. We start off with the order keyword, then specify the name of the relation, which in our case is orders, yes, it's a little confusing, followed by the by keyword, and then specify the field by which we want to sort, and whether we wanted to sort in descending or ascending order. Here it is descending. Display the contents to screen, and notice that the tuples are in descending order of order_id starting with o9 and going down to o1. The order_id o11 and o10 are treated as strings, which is why they appear at that particular position in the sort.</text:p>
        </text:list-item>
        <text:list-item>
          <text:p text:style-name="P2"/>
        </text:list-item>
        <text:list-item>
          <text:p text:style-name="P2">The Split Operation</text:p>
        </text:list-item>
        <text:list-item>
          <text:p text:style-name="P2">The split command in Pig is very powerful in that it acts like a case switch statement. You specify multiple conditions, and those records which match those conditions are sent to a different relation. Split splits the data flows in your relation based on certain conditions into two or more data flows. The result of a split is two or more relations. Consider these to be tuples in the original relation that you're about to split. Once you perform the split command and specify the condition based on which you want to perform the split, this can split into two or more resultant relations. Two or more data flows can be created. The number of conditions you have determines the number of relations you want to split the original data into. Split is more powerful than a case switch statement in that the same record can go to multiple legs of the split. A single record can match more than one condition and will be duplicated to more than one relation. Let's see the split command in practice. We'll use the same orders table that we've been using so far. It's already been loaded into our current session. I'm going to dump it <text:soft-page-break/>onscreen, make sure all looks good, and now apply the split command on this relation. Take a look at the structure of this command. Split orders, that's the relation, into the first relation that we want is orders_quantity 1. If this condition is met, the condition is quantity is equal to 1. We can specify more than one condition. Here we have another one. Move the records into orders_quantity_more if the quantity happens to be greater than 1. The result of this split command is 2 relations, 1 which contains all records with all order quantity equal to 1, and another which contains the remaining records with order quantity greater than 1. In a split command, the conditions need not be mutually exclusive. They can overlap. One record can exist in multiple relations of the split. Dump the contents of the first relation to screen, and notice that order quantity is equal to 1 for all the tuples in this relation. The second relation contains all records where quantity is greater than 1. We have certain records with no quantity information. Those have been left out of either relation. We'll try the split command once again. This time we'll split the orders table based on different conditions. We want to move records into orders_present_username if the username is not null for that record. We also want to move records into orders_missing_username if we find that the username is null, but it has a valid order_id. Order_id is not null. Notice how we use the keyword is null or is not null for our null checks. And also notice how we can use the logical operator and/or in our conditional checks. Dump the orders_present username relation to screen and you'll see that all of these have a valid username, and dump the orders_missing_username to screen, and you'll see that these are records with a valid order_id, but no username, username is null. This is the last example in this module on basic transformations in Apache Pig. We started off by implementing the foreach-generate command and learned how to use it with indices, as well as with field names when they are specified. We worked with a variety of Pig commands, which performed basic transformations on our relations. We used math functions to deal with numeric data, string functions to work with <text:soft-page-break/>chararrays, and datetime functions to work with dates. We also worked with filter functions to determine what records should be present in the resultant dataset. We also worked with a useful bunch of assorted commands in Pig, such as the distinct, sort, limit, and split commands. The next module we'll keep our focus on Pig transformations, but turn to a few advanced techniques, such as group by, aggregations on data, and joins.</text:p>
        </text:list-item>
        <text:list-item>
          <text:p text:style-name="P2"/>
        </text:list-item>
        <text:list-item>
          <text:p text:style-name="P2">Working with Advanced Data Transformations</text:p>
        </text:list-item>
        <text:list-item>
          <text:p text:style-name="P2">Download NYC Collision Data</text:p>
        </text:list-item>
        <text:list-item>
          <text:p text:style-name="P2">In this module, we'll continue our focus on data transformations in Apache Pig, this time with a view to more advanced operations on relations. We'll see how you can group your datasets based on the values of one or more fields, and perform aggregation operations in order to extract insights. We'll combine data from more than one relation using the join operation on common columns. There are other ways to combine data other than joins. We'll see how we can use the union operation to bring the contents of different relations together. Or you might have your relation set up such that lots of the useful information is in bags. In order to operate on them, you might want to flatten out and extract these tuples from bags. This you can do using the flatten operation. As our comfort level with Pig increases, we are now ready to tackle real world data with all its quirks. We'll use data from the city of New York to perform most of our analyses. We'll get set up with the data first before we plunge into the analysis. Let's access and download the data from the city of New York. There is a site called opendata.cityofnewyork.us, which gives you all kinds of information about New York. This data is freely available to anyone who might be interested. You might be a data scientist or someone just looking for a good neighborhood to live in. Because this is open source, there are a number of ways that you can contribute as well. Here are some of the options. There are also examples and sample analyses that you can perform on this data. All of this should get you very interested indeed. This is a treasure trove of information. What you want to access here is the <text:soft-page-break/>collision data for motor vehicles for the last year or so. This collision information is across the boroughs of New York City. It's possible to access the available datasets in a multitude of ways. We'll focus on the datasets by category. The collisions report is under the Public Safety category. Using this page you can click through and see what other datasets are available. I'm going to paste in the URL, which will take us directly to the dataset that we are going to be working on in this module. Because this is a public site, it's possible that the URL mapping to this particular dataset might change over time, and you might not be able to access the data with the URL that you see onscreen. Do not worry; we've downloaded the dataset and made it available in a Google Drive URL, which is accessible to everyone taking this course. But before that, let's see how to download this data from this site. Click on the Export link that you see onscreen, and that'll give you a number of ways in which you can have the data formatted and downloaded onto your local machine. We want the data in the form of CSV files, that's the easiest to understand and parse. We'll download the CSV file into our pig-install directory, where it'll be easily accessible. It's called NYPD_Motor_Vehicle_Collisions.csv. In case you can't find this dataset in the city of New York website, you can access this short URL to get to our Google Drive folder. A copy of the dataset that we're using in this course is available here. You can download it from here directly. Once the download is complete, and it might take a bit of time because it's a large file, switch over to your Grunt shell and let's set up the relations that we are going to use in the examples in this module. We'll set up a collisions relation, which contains the entire dataset. The dataset is huge with millions of records, and Pig can deal with it just fine. For the purposes of this demo, though, I'm going to make it more tractable and work with a limited dataset which contains just 100,000 records. This will allow my dump commands, et cetera, to run much faster than they would with the original dataset. Apply the dump command on the collisions_limited relation to get a feel for the data. You'll find, as in the case of any real world <text:soft-page-break/>data, that there are a lot of missing fields and incomplete information. The key to working with large datasets successfully is first understanding them. If you remember our CSV file, the very first record was a header as to what the individual fields were. Let's extract the header information so we understand what fields are present in this dataset. We can do this very simply by calling the limit operation on our collisions_limited relation. The first record will have the header information for our New York City collisions data. Quick glance at this header should show you the breadth of information available. The date, time, borough, zip code at which the collision occurred, and a whole bunch of other information. Let's move to the original site and see what's available there. There is latitude and longitude information, the exact location, street name and the cross street name where the collision occurred, and then lots of details of the number of people who were either injured or killed in this collision. This is split into different categories, whether the people were pedestrians, whether they were cyclists, or whether they were motorists. Other interesting pieces of information that we'll use from this dataset is the contributing factor for the collision. Some of the contributing factors which lead to collisions are driver inattention, improper passing or lane change, and a whole bunch of these you'll find are categorized as unspecified, where the reason is unknown. Back to our Grunt shell. In order to make this dataset more manageable and extract only those details that we are going to actually work on, let's create a collisions_useful relation, which contains only those fields from collisions unlimited that we're interested in. The fields that we've chosen to extract here are the date, borough, zip code, location, the number of people injured, and reason. In order to get the total number of people injured in any accident, we have to sum up the number of people involved as pedestrians, passengers, motorists, and cyclists. This accounts for the summing up of fields at index 11, 13, 15, and 17. Let's display the contents of the collisions_useful relation onscreen, and you'll find that it's still a whole host of data. Things are a lot easier to understand, though. You're <text:soft-page-break/>working with a dataset that you can identify patterns in. For example, right there in between you see five collisions in the borough of Manhattan, and where and why they occurred. At this point, you set up the basic relations that we'll reuse in demos to come.</text:p>
        </text:list-item>
        <text:list-item>
          <text:p text:style-name="P2"/>
        </text:list-item>
        <text:list-item>
          <text:p text:style-name="P2">Visualize the Group by Operation</text:p>
        </text:list-item>
        <text:list-item>
          <text:p text:style-name="P2">In this clip, we'll see logically and visually how Pig deals with grouping records on the same key. Let's say we perform the group by operation a relation. We've conceptualized the relation as a simple table. Each record in this table is one tuple within our relation and individually columns are fields. This is a table with simple order information, and we want to group this relation on the ID field, which we'll do using the group orders by ID command. Pig allows you to specify one or more fields to group by. Here we've chosen to group by exactly one field, the ID field. In response to the group by command, Pig extracts that one field and finds all tuples which have the same value of that field. It'll find all tuples with the order ID o1, create a bag of these tuples, and then associates this bag of tuples with the group o1. Pig will extract every unique value in the group column. Here it is o1, o2, and o3. Find the tuples which have the same value as the group and put them in a bag. The group by applied to the orders relation that we just saw will produce 3 records, one for o1, one for o2, and one for o3. Each record will have a bag of tuples where the ID column is equal to the group. This bag can contain one or more tuples. Note that all records which have the same key, the key that we group by, are put into one bag. The relation that we get when we perform a group by operation has two fields. This is always true. The first field is named group and contains all the fields that you specified that this relation ought to be grouped by. Here it is just one field, the ID. The data type for this field is basically the data type of the field by which you grouped the relation. ID field was a chararray, the field group will be of type chararray. The second field in this relation will be a bag with the name orders. The name of the bag, orders in this case, comes from the name of the relation on which we <text:soft-page-break/>originally performed the group by. Whatever the name of the original relation, that will be the name of the field, which is the bag. This is the bag which contains all the tuples which have the same key.</text:p>
        </text:list-item>
        <text:list-item>
          <text:p text:style-name="P2"/>
        </text:list-item>
        <text:list-item>
          <text:p text:style-name="P2">The Group by Operation</text:p>
        </text:list-item>
        <text:list-item>
          <text:p text:style-name="P2">This is our first demo using the New York City collisions data. We'll apply the group by command on this data and group by the reason for the collisions, and also by borough. Grouping the data is a precursor to running aggregation operations on this dataset. We'll work with the collisions_useful relation, which has the date, borough, zip code, location, the number of injured, and finally, the reason for the collisions. As a first step, we'll prune this dataset even further and only extract those fields that we are really going to use in the series of operations that we are going to perform. We'll use the reason, borough, and the injured fields from collusions_useful. Dump the resulting relation onscreen, and let's just examine the data to get an overview of what it looks like. We have as the first field the reasons for the various collisions, the second field is the borough, and the third field is the number of injured people per collision. As we suspected earlier, the data isn't really very clean. There are a whole bunch of records for which the reason for the collisions is missing, there are missing boroughs, and so on. If you run the describe command on the collisions_reason_injured relation, you'll find that Pig has been able to figure out the data types of these fields. It says that reason is a chararray, that's right. It has interpreted borough as a bytearray, and injured as a double. Let's now group this data in interesting ways. Here we'll first group by reason. You have all records with the same reason for the collision in one bag. Run the describe command on the resultant group to see the structure of the data once the grouping has been performed. Notice that the group has two fields. One field is named group, that is of type chararray, that is the reason for why the collision occurred. The next field is a bag, and is called collisions_reason_injured. This field name comes from the original relation to which we applied the grouping operation to get this <text:soft-page-break/>particular relation. The second bag field has the same schema as the original tuple that we grouped. Let's see a dump of this data, and you'll find that it's largely meaningless, it's very hard to discern any patterns, because there is so much data available. Scroll a bit, and you might start making some sense of this data. All tuples with reason equal to Driver Inattention/Distraction have been put into one bag. Tuples with Prescription Medication as the reason for the collision are grouped together as well. Let's now group the same dataset a little differently. We'll start with the original relation, collisions_reason_injured, which contains the reason for the collision, the borough where the collision occurred, and the number of injured. This time we'll group this dataset by borough. We want to see the number of collisions on a per borough basis. The first step towards that is this grouping. Once again, let's examine the schema of this grouped relation. As we'd expect, it has two fields. The group field is of type bytearray, though, now, because borough is of type bytearray, and we have grouped by the borough field. The second field, which is a bag of tuples, is named collisions_reason_injured, the name of the relation on which we perform the group by operation. The schema of a tuple in that bag is also the same as the original relation. This time we'll try a more intelligent way of figuring out how a single record in this group schema looks. We'll limit the number of records that we want to view to 2, and then dump the contents of this relation onscreen. With just two records, understanding the pattern in which the data is laid out will be a little easier, or so one would think. Whoa! That's a huge dataset. This is because every record contains a bag and the bag contains a whole number of entities associated with the same group key. First record has some junk data that we can ignore. The second record has all the collisions that occurred in the Bronx borough. Bronx is the group key, and the bag next to it contains all the tuples with the collision information.</text:p>
        </text:list-item>
        <text:list-item>
          <text:p text:style-name="P2"/>
        </text:list-item>
        <text:list-item>
          <text:p text:style-name="P2">Aggregations on Grouped Data</text:p>
        </text:list-item>
        <text:list-item>
          <text:p text:style-name="P2">Grouping records in a relation is basically just a precursor to performing aggregation on these grouped <text:soft-page-break/>records. The entire purpose of grouping is for aggregations. Aggregations are UDFs that can be applied to field values from multiple records. Let's say you specify a count operation on each record. This will count the number of different products within each order. Count operation applies within a particular group that is across all tuples in a particular bag which corresponds to a particular group key. Either o1, o2, or o3 here. The result of this count operation should give you the information that o1 has 2 products within it, o2 has 1 product, and o3 has 2 products. Or let's say the information you wanted to extract was what is the total revenue or total amount spent per order on this e-commerce site? First step here is, of course, to group the relation by order_id, that we've already done. The next step is to perform the sum operation on the total revenues. The sum operation will sum up the amounts in each bag associated with a particular group key. The result of this operation should give you a total per group. o1 has a total of 268, o2 is 22 with just 1 product, and o3 is 168. Let's extract information from the group relations that we set up in the earlier demo. We'll find out what kind of collision causes the most injuries in New York. We'll use the sum aggregation. We'll also see which boroughs in New York have the most collisions. We'll use the count aggregation to do this. In order to perform aggregations on a per reason basis, we'll start off with those relations that have been grouped on the reason field. This is the collisions_reason_group. Any aggregation that you run will be performed on the bag, which contains tuples of all collisions per reason. Reason is the group field. We'll run a foreach generate statement to perform the aggregation. For every record from collisions_reason_group, we want the group field, which gives us the reason for the collision, and we want to sum up the number of injured people related to that collision. Dump the resulting relation to see how many people were injured in accidents of what kind. The dataset here shows that most collisions resulted in no injuries; however, the failure to yield right of way had four injuries in our dataset. Remember, our dataset is just a sample of the whole. <text:soft-page-break/>You can scroll and explore this result. Glare as the reason for collision had no injuries. However, unspecified, where the reason for collision was not recorded, has 94 injuries. Lots of the data have been classified as unspecified. This resultant relation has two fields, the group which is of type chararray, the reason for collision, and a double, the total number of injured persons. Now let's see how many collisions occurred on a per borough basis. This time we'll use a different group relation that we'd set up earlier, the collisions_borough_group. Here every record has as its group field a borough, and the corresponding bag has tuples of all collisions on a per borough basis. We'll once again use the foreach generate statement to perform the aggregation. Here we want the borough and the total number of collisions per borough. This we do by performing the count aggregation on any field within the tuple. Here we've chosen the injured field, but you could have chosen the borough or the reason field, since it's a count of the number of tuples. Dump the contents of the resulting relation, and you'll see how many collisions occur on a per borough basis. The interesting thing here, though, is a majority of the collisions do not have the borough specified. So this data isn't really very useful. Also remember that we are working on a sample dataset with just 100,000 records, and not on the complete data. The schema for this relation has the group field, which is of type bytearray, borough is the group, and that has been of type bytearray from our original relation, and the other field is of type long. It doesn't have a name associated with it.</text:p>
        </text:list-item>
        <text:list-item>
          <text:p text:style-name="P2"/>
        </text:list-item>
        <text:list-item>
          <text:p text:style-name="P2">Join Operations on Relations</text:p>
        </text:list-item>
        <text:list-item>
          <text:p text:style-name="P2">It's quite often the case that all the data that you want to know about a particular entity is not present in one file or even one relation. That's when the join operations come in. Let's say that you've loaded two different relations in Pig, one which contains the names and salary information for all employees in your organization, and the second table which contains names and the department to which that employee belongs. If you want to access both salary information and an employees department in one go, <text:soft-page-break/>you'll have to match records for every employee from one relation to the other. This you'll do via a join operation. The join operation requires a joined column or a field, that is the field which we use to perform the match. The result of joining two or more relations should give you one relation where records from each relation is matched on the join column. Pig allows you to perform different join operations, such as the left outer join, right outer join, and so on, but it provides support only for equi-joins. You have to match the join fields exactly. You can't use the less than, greater than, or other conditional operators on the join column. In this demo, we'll perform join operations with 2 relations and see how we can access individual fields from the joined relation. We'll have to use the :: operator for that. We'll use a different dataset for this example. The file names.csv contains company information for a bunch of stocks. It has the stock symbol, the name of the company, and the revenue in the last year for that company. The data for our second relation with which we'll perform the join comes from the trades.csv file. This file contains creating information for a number of stocks, contains the symbol, open, close, high, lows for a particular day, and the date on which that stock was created. We'll first use the load command to load from names.csv into a relation called names. It has three fields, the symbol, name, and revenue. We'll store all these fields as chararrays, run the usual describe and then dump commands to first explore the schema is as you expected, and that the contents of this relation have been properly loaded. Load the second relation, the trades relation from trades.csv. This has symbol as a chararray, open, high, low, and close are doubles, and date is of type datetime. Make sure the schema is as you expect it to be, and dump the contents of the trades relation as a sanity check. The actual join operation is very straightforward. Just say join names by symbol, trades by symbol. Specify the two relations and the field on which you want the join to occur. Here it is the symbol field. Run the describe command on this joined relation, and you'll notice something interesting. The symbol field is present twice. Once from the names relation and the second <text:soft-page-break/>time from the trades relation. Also, every field in this joined relation has a prefix, which indicates the original relation that that field came from. The double colon is used as a separator between the relation name and the name of the field. Trades::high indicates that the high field comes from the trades relation originally. From this joined relation, if I want to extract only a few fields that I'm interested in, I can run the foreach generate command. Pay special attention in this command to how we've specified the field names. The symbol field, which exists in both the original relations, has to be used with the prefix that specifies the name of the relation symbol came from. Otherwise, Pig cannot disambiguate between names::symbol and trades::symbol. The other fields which occur only in one of the original relations can be specified without the prefix, such as a revenue, which comes from the original names relation, and the fields close and date, which come from the original trades relation. Run the dump command on names_trades_useful to see all the symbols, revenue, close, and date in one single relation. If you see the schema of this relation, you'll find that the field names resolve the prefixes of the relation that they came from. We generated this names_trades_useful relation from the joined relation, and so the prefixes have been preserved.</text:p>
        </text:list-item>
        <text:list-item>
          <text:p text:style-name="P2"/>
        </text:list-item>
        <text:list-item>
          <text:p text:style-name="P2">Types of Joins</text:p>
        </text:list-item>
        <text:list-item>
          <text:p text:style-name="P2">In this clip, we'll study the different kinds of join operations that Pig supports. Pig supports five other types of joins, other than the inner join, which is the join that we studied in the last clip. Pig supports the left outer join, the right outer join, the full outer join, the self join, and finally, the cross join. We'll start off by understanding how each of these join operations work before we dive into the demo, which will show you how to implement these joins. We'll start off with the left outer join. Let's say that you had two relations holding data about certain employees in an organization. The first relation contains the name information and the corresponding salary for that employee, and the second table contains names and the department to <text:soft-page-break/>which those employees belong. The field that'll be matched in these two relations to perform the join will be the name field. If you look at the dataset, you'll notice that Tom and John have matching records in both relations, but Judy and Emily do not. The output of a left outer join will contain every record from the left table, in this case, the name and salary table. Each record from the left table will either be matched with the corresponding record on the right table, or it will be padded with nulls for those fields that do not exist. For example, the record for Judy will be padded with null in the department field. The records for Tom and John have a match on the right table, but Judy does not, which is where the null padding comes in. Let's see how the right outer join works. We'll work with the same set of relations that we did earlier, one relation, which has the name and salary, and the second relation, which has the name and the department in which that employee works. We want to perform a right outer join. In these two relations, Tom and John have matching records in both relations, but Judy and Emily do not. In the right outer join, every record on the relation on the right will be present in the final result. Either a matching record will be found with the relation or table on the left, or it will be padded with nulls. In this particular example, the record for employee Emily has NULL in its salary column, because no matching record was found in the left relation. The full outer join is a combination of the left, as well as the right outer joins. We'll use the same example, the name and salary table joined with the name and department table. Here I use the term table and relation interchangeably as I have throughout this clip. When we perform the join, we'll find that Tom and John have matching records, but Emily and Judy don't. In the full outer join, records from both tables will be present in the result. If a matching record is found in the other table, then it'll be combined together; otherwise, the records will be padded with nulls in the fields for which there is no information. In our example here onscreen, Emily will have NULL in the salary column, because no record was found in the salary table, and Judy will have NULL in the department column, as <text:soft-page-break/>there was no matching record there. Both those records are present in the final output, though. The self join is basically an inner join where both relations or both tables are exactly the same. Self join of the salary table with the salary table will result in a table where every record has a match, because it's a self join, and the columns are simply repeated, because the same columns exist in both relations. They are the same relation. A cross join is simply a cross product where every record in the left relation is matched with every record in the right relation. No column values are compared to find matching records. The cross join should be used very carefully, because it is a huge resource hog in Pig. If you have 100 records in the first table and 100 records in the second table, and you perform a cross join, you'll have 10,000 records in the resulting join. So this can add up pretty fast. In our example here, let's say we start off with the Tom record in the left relation. It'll combine with every record in the right relation. It'll combine with Emily, John, and Tom. The same thing is true for the John record in the left relation. It'll combine with every record in the right relation, and the same thing is true for Judy. It does not check to see whether the join fields have the same value. The result of this particular cross join looks like this. It has no meaning by itself, but it can be further filtered to extract the information that we need.</text:p>
        </text:list-item>
        <text:list-item>
          <text:p text:style-name="P2"/>
        </text:list-item>
        <text:list-item>
          <text:p text:style-name="P2">Implement the Left Outer, Self, and Cross Joins</text:p>
        </text:list-item>
        <text:list-item>
          <text:p text:style-name="P2">This clip will implement some of the join operations that we just studied in Pig. We'll implement the left outer join, the self join, and the cross join. Let's start off with the left outer join. We'll use the names and the trades relation that we had set up in the earlier example. I'm using the same session for my demo, so the contents of these relations are already available to me. Join operations on the names and trades relations will happen on the symbol field. The names relation contains the symbol name and revenue for a number of stocks, and the trades relation contains trading data over a number of days. Open, close, high, and low prices over the course of a particular day. We'll perform a left outer join of <text:soft-page-break/>the names and trades relation. Remember in the left outer join, every record from the names relation will be present in the final result, either with a matching record or padded with nulls. The structure of the command is join names by symbol left outer, trades by symbol. The only difference is the keyword left outer to indicate it's a left outer join. Dump the contents of the resulting relation to screen, and you'll see that records for Google, Facebook, Microsoft, et cetera, have matching records on the right relation, but for SNAP and Twitter, there are no matching records, which is why those records have nulls in those fields which come from the trades relation. Let's now see how the self join works. Let's self join the names relation with itself. In Pig, you can't use the same relation on either side of the join. You have to recreate the names relation using the same contents from the names.csv file. Here I've created the names2 relation, which has exactly the same tuples as the names relation, and I'm going to join names and names2 for our self join. The self join can be written in exactly the same way as the inner join operator, join names by symbol, names2 by symbol. When you dump the contents of this relation, you'll find that every field has been repeated twice, once from the names relation, and once from the names2 relation. Because the fields in names and names2 are exactly the same, the describe command will show you that the schema of the joined relation will have every field prefixed by the relation that it originally came from, either names or names2. The cross join creates a cross product of the records into relations. If you cross join names and trades, every record in names will be matched with every other record in trades, irrespective of the join field. In fact, if you notice, the cross join command does not include a join field at all. The cross join by itself is pretty meaningless and also a resource hog, so make sure you use it wisely. If you see the result of the cross join between names and trades, the GOOG records have been paired with the GOOG records, but also have been paired with the AAPL records like you can see onscreen. The AAPL records are paired with AAPL records, but also with Microsoft and records of other companies. This doesn't make <text:soft-page-break/>much sense by itself. What you can do with a cross join is to perform an additional filtering operation to get the records that you're interested in. Here let's say we want to filter those records where the symbols match from either original relation. Names::symbol is equal to trades::symbol. Dump the contents of the resulting relation, and you'll find it's the exact equivalent of the inner join or the simple join. A cross join, along with the filter, will usually give you something useful.</text:p>
        </text:list-item>
        <text:list-item>
          <text:p text:style-name="P2"/>
        </text:list-item>
        <text:list-item>
          <text:p text:style-name="P2">The Union Operation</text:p>
        </text:list-item>
        <text:list-item>
          <text:p text:style-name="P2">In this clip, we'll look at another way of bringing the data from two relations together, the union operation. The union works on two or more relations. Let's consider these relations as data flows as shown onscreen. When you apply the union operations, these data flows are brought together in one stream. There is no join column or matching of records. The result of a union is all tuples of the individual relations come together in one relation. In order to perform a successful union operation in Pig, the individual relations have to follow some constraints. The relations involved should have the same number of fields, the data type of the individual fields should be compatible. This is basically defined as the schema of the two relations should be compatible. Union does not preserve the order of tuples as they existed in the original relation, the tuples can be moved around in the result. Union also preserves duplicates. If two tuples are exactly identical, the union will leave them both in. Let's implement a union between two relations which have the exact same schema. We'll work with the names relation that we loaded earlier. It has the fields symbol, name, and revenue, and all three of kind chararray. The names that are included in this relation are as you can see onscreen. These are the symbols, the company names, and the corresponding revenue. We'll now create another relation with different company names. These are stored in other names.csv, that's the name of the file, and it has the information for the following companies, Walmart, Exxon Mobile, and Berkshire Hathaway. We can load this information into Pig in a relation named other_names. The schema for the <text:soft-page-break/>other_names relation is exactly the same as the schema for our original names relation. We'll dump the contents of the other_names, as well as the names relation to screen, so that you can see the records on which we are going to perform the union operation. We'll store the result of the union in the all_names relation, union names, other_names. Since the schemas of the two relations involved in the union are compatible, the resultant schema is the same as the schema of an individual relation. Symbol, name, and revenue are the fields all of type chararray. Dump all names, and you'll see that the records from the names relation, as well as the other names relation are present in one combined relation.</text:p>
        </text:list-item>
        <text:list-item>
          <text:p text:style-name="P2"/>
        </text:list-item>
        <text:list-item>
          <text:p text:style-name="P2">The Union Onschema Operation</text:p>
        </text:list-item>
        <text:list-item>
          <text:p text:style-name="P2">We spoke about unions being performed on relations when their schema is compatible. What happens when you try and perform a union operation on relations which have incompatible schema? Let's see a couple of examples. Here we have relations R1 and R2. R1 has 2 fields both of type long, and R2 has 3 fields, all 3 of type long. The schema is completely mismatched. We don't even have the same number of fields. So R1 union R2 will result in null. If you try to perform the union operation where the number of fields in the individual relations are completely different, you'll get a null as the result. What if the number of fields in the individual relations are the same, but the data types of those fields do not match? We have R1 and R2. Each of them have two fields, but the data types of those two fields do not match. A1 is of data type long, but b1 is a tuple. When the fields match, but the data types are incompatible, Pig will try to find common ground. Here the common ground between long and tuple is a bytearray, and the resultant field will be a bytearray. The second field is a match, a2 is a long, b2 is a long, and the final result will have a2 of type long. Data types in Pig have a certain order. They range from higher order types to lower order types. The lowest order type is the bytearray. When types are compatible, the lower order type will be cast to the higher order type. Let's see when types are compatible, and what the ordering of types are. Let's say we have a1 which is <text:soft-page-break/>a long and b1 which is a float, the resultant field will be of type float. In the order of types, double comes above float, which is above long, which is above int, which is above a bytearray. Pig will always cast to the higher order type. Let's consider a2 and b2. A2 is of type bytearray and b2 is of type chararray. In the order of types, tuple, bag, map, and chararray are above bytearray. Tuple, bag, map, and chararray don't have any ordering relationships amongst themselves. With types bytearray and chararray, the result will be of type chararray. And as for a3 and b3, int was as bytearray will be cast to the higher type, which is of type integer. If the fields in your relation are of a complex data type and they are not compatible, then Pig does not know what to do with them. Let's say you have different inner types, the union may result in an empty complex type. As an example, a1 is of type tuple with long and int, b1 is of type chararray and float. It's also a tuple, though. The result, a1 will be an empty tuple. The second field here in both cases is a bag. In one case, it's a bag of tuples where every tuple has a float and a chararray, and in the second case, it's a bag of tuples where every tuple is an int and a long. The result is a bag of empty tuples. It's possible, though, that you want to union two relations where the schema does not match. Pig offers you a way to do this using union onschema. Union onschema can be used to combine relations with deferring schemas. Here we have R1 with 2 fields and R2 with 3 fields. The union onschema operation will combine the schema of both R1 and R2 for the final union result. It'll try to match the columns where it can, and the rest it'll simply combine. Let's see what that means in practice. A1 and b1, the very first fields in the 2 relations, are both long. A regular union operation will be applied to the contents of those fields, and in the resultant union, you'll find one field with the long data type. The a2 field in R1 doesn't have a corresponding equivalent in R2. Since Pig did not find a matching field in R2, Pig will directly take a2 and its chararray contents in the final union. In those records where a2 is not available, those that come from relation R2, they will be padded with nulls. The b2 field from relation <text:soft-page-break/>R2 has no matching field in R1. B2 will be directly present in the final union, and in those records where the field b2 is not available those records which come from relation R1 will be padded with nulls. The exact same thing applies to the b3 bytearray field. It'll be present in the resultant union onschema relation, and for those records which come from R1 and do not have field b3 will have null. Let's see a quick demo of how union onschema works on real relations. We'll use the names and the trades relations that we are already familiar with. Names and trades have just one field in common, that is the symbol field. Perform a union onschema operation on these two relations. The resultant relation will have the combined schema of names and trades. The describe command should show you that this is true. The resultant relation has just one symbol field. It has combined the values that it found in the symbol field of names and of trades, and then the remaining fields come from both relations. Name and revenue come from the names relation, and the rest of the fields come from the trades relation. Dump the contents of the union and you will see how the records look. Values for the symbol column are present in all records. The records that you see onscreen originally came from the trades relation. That's why the value for the fields name and revenue are missing. And these tuples here at the bottom came originally from the names relation, which is why the remaining fields open, close, high, low, and date are missing. Rather, they are null.</text:p>
        </text:list-item>
        <text:list-item>
          <text:p text:style-name="P2"/>
        </text:list-item>
        <text:list-item>
          <text:p text:style-name="P2">The Flatten Function</text:p>
        </text:list-item>
        <text:list-item>
          <text:p text:style-name="P2">The flatten function is a useful function used to extract entities from a bag as scalar fields. The relation that you see here has the User_ID, Username, and the products that were bought by a customer an e-commerce site. The Products_Bought field is essentially a bag of tuples where every tuple has exactly one field. The flatten function is applied to such a bag of tuples. A closer look at the products that each user has bought will show us that it is a bag. The tuple within the bag has exactly one field that is the name of the product. The flatten function would apply to the Products_Bought field, and would <text:soft-page-break/>flatten this bag to make every entity in the bag a separate record. The flatten function applied to the Products_Bought field of this relation will result in a relation with as many records as there are products bought. In our case, that is seven records. The user John had bought four products, and each of those products is now present in a separate record. The User_ID and Username for those records remain the same. Products bought by user Jill and user Nina have also been flattened into individual records. You can imagine the flatten operation to be a cross product of the entities in a bag and the rest of the fields. If you apply the flatten operation on an empty bag, it'll result in null. Let's see the flatten function in action. We'll use a new file for the data for this example. The file is called student_activities.txt. This file contains the student ID, the name of the student, and the activities that they've taken up for their extracurriculars. A student can have up to four activities. This is a tab-delimited file. Load the contents of this file into the student_activities relation. The fields are student_id, name, and activity1 through 4. Dump the contents of this relation for a sanity check. Yes, everything looks okay. Now we are ready to apply the foreach command on this relation. This foreach command will create a bag out of the activities that each student is enrolled in. This we'll do using the TOBAG function that we saw earlier and pass in activities1 through 4 as its input arguments. We also gave this bag an alias, its name activities. Explore the schema of this resulting relation, it has three fields, a student ID and name, both of which are chararrays, and activities, which is a bag of tuples where every tuple has a single chararray field. That is the name of the activity. Dump the contents of this relation. We are now set up to apply the flatten function. As you might expect, we'll use the foreach generate command to iterate over every tuple in this relation. We'll project the name field and flatten the activities. And we'll rename the resultant field as activity. Remember flatten applies to a bag of tuples, and here every activity will be extracted as a separate record, along with the name of the student. Dump the contents of this relation which has <text:soft-page-break/>the flatten bag and you'll see the name of the student and every activity that he or she is enrolled in. There are certain fields here which have null values in the activity. That's because not all students are enrolled in four activities. The empty fields here represent those empty activities. And with this, we come to the end of this module on advanced data transformations in Pig. We started off by covering the group by operation and aggregations applied to the group key. We then saw the various ways in which we can combine data from multiple relations, from the whole host of join operations that Pig supports to the union and union onschema operations. And lastly, we worked with the flatten command, which allows us to flatten a bag of tuples and extract every field in the tuple as a separate record. This module also gave us a taste of working on real world data where analyzed the data from the city of New York motor vehicle collisions. In the next module, we'll see how to use the more complex nested foreach command, and also see how we can achieve what a MapReduce does using simple commands in Pig.</text:p>
        </text:list-item>
        <text:list-item>
          <text:p text:style-name="P2"/>
        </text:list-item>
        <text:list-item>
          <text:p text:style-name="P2">Executing MapReduce Using Pig</text:p>
        </text:list-item>
        <text:list-item>
          <text:p text:style-name="P2">The Nested Foreach Operation</text:p>
        </text:list-item>
        <text:list-item>
          <text:p text:style-name="P2">MapReduce is the parallel programming paradigm which harnesses the full power of distributed computing. Pig runs on top of a distributed computing framework, and you can implement MapReduce like operations very simply using Pig scripts. We'll start off with a real world example of data cleanup and processing that you might perform, and we'll also introduce an operator that you've not seen so far, the nested foreach. This allows you to perform multiple aggregations using a single foreach iterator, and makes data processing very efficient. We'll then move onto a simple introduction of how MapReduce works in a distributed computing system. We'll see the basic anatomy of a MapReduce program and how data flows through it, and then we'll try and implement the Hello World of MapReduce, the word count operation using a few lines of Pig script. You will see how Pig extracts away all the complexity under its hood. We are familiar with the foreach generate command and we know it's very <text:soft-page-break/>useful. The nested foreach allows us to get more bang for the buck over an iteration of the entire dataset. In this class, we've used very small datasets, so you can see how exactly a command modifies data. It's very clear what's going on. But typically when you choose to use Pig, you'd have a huge dataset running into millions of records. Don't use the foreach keyword without giving it though. The foreach keyword iterates through every record. Every iteration through the dataset adds huge processing time, so you have to be thoughtful about when you use foreach, and try to get as much done as possible in a single iteration. Iterating over the same dataset multiple times will severely degrade performance. Say you have the order information for the transactions that a customer has made on an e-commerce site, and you want to calculate the average revenue per order. Let's assume for the sake of this example that you do not have a built-in command to compute the average, and you have to calculate the sum of revenues and divide it by the number of orders. Using the simple foreach command, you might set it up such that you perform the sum operation in one iteration of the entire dataset, and get the total amount that these customers spent. And then you'd divide it by the count of the number of orders that exist. If these are two separate iterations over your entire dataset, that is hugely inefficient. What we really want to do is to perform both the sum and count operations while going over the dataset exactly once, doing them in one pass. This is what is efficient. And this is where the the nested foreach comes in. The nested foreach allows you to combine multiple complex operations that you want to perform on the dataset in a single iteration over the dataset. This can greatly speed up how fast your script runs.</text:p>
        </text:list-item>
        <text:list-item>
          <text:p text:style-name="P2"/>
        </text:list-item>
        <text:list-item>
          <text:p text:style-name="P2">Analyze NYC Collision Data Using the Nested Foreach</text:p>
        </text:list-item>
        <text:list-item>
          <text:p text:style-name="P2">We'll use the nested foreach command on the New York City collision data to determine the total number of collisions on a per borough basis, and for every borough understand what the top two causes of collisions are. And in this example, we'll work on the entire New York City collision dataset, not just a sample, and you'll find that we'll do a whole bunch <text:soft-page-break/>of cleanup and processing of the data before we can apply the nested foreach. We'll first extract those fields from this entire dataset that we are interested in. Here we have same fields as before, date, borough, zipcode, location, the number of injured, and the reason for the collision. The information on the total number injured is spread across four fields, which we sum to get our total. For what we want to work with in this example, we'll prune down the fields further. We'll only choose the reason, borough, location, and the number of injured. Explore the schema and you'll find that Pig has been able to determine the data types of a number of these fields. Reason is a chararray, location is a chararray, and injured is a double. The first step in our analysis is to calculate the number of collisions on a per-borough, per-reason basis. For this we start off by grouping this relation by two fields, borough and reason. Remember that every record in a grouped relation has two fields, the group and the bag associated with that group. Because we performed the group by operation with multiple fields, the group data type here is a tuple, and it contains the borough and reason. The bag associated with every group is all the tuples which have the same borough and same reason for collision. The bag name is collisions_injured. Now that we have the right grouping to find the total number of collisions on a per-borough, per-reason basis, we simply count the number of tuples present in the bag. The name of the field which has the total number of collisions is total. The schema of the resultant relation collisions_total_raw is the borough, reason, and a total of type bytearray, chararray, and long respectively. There is a reason that we have the _raw suffix for this relation. That's because when you dump the data, you'll find that a lot of data has missing fields and missing information. What we want to do in our analysis is to basically eliminate these records where either the borough or the reason is a null value, is missing. We want to keep only those tuples which have valid values for the borough and valid values for the reason of the collision. Filter commands are perfect for cleanup operations of this kind. Filter the raw dataset by keeping only those <text:soft-page-break/>records where the borough is not null, and the reason for the collision is not null. Now if you examine the dataset, you'll find that it looks fairly clean. All the null value records have been removed. This is now ready for analysis. The schema for the filter dataset remains the same as the raw dataset. We now have the data set up almost the way we want it to be, except for one thing. A lot of our calculations are on a per-borough basis. We have to group this dataset by borough, and then we'll apply the nested foreach on the group relation. This group relation will have the borough as the group key, and the value will be a bag which contains the original tuples. The original tuples had the borough, reason for collision, and the total number of collisions on a per-borough, per-reason basis. We've now set up the data to apply the nested foreach. We want to calculate the total number of collisions per-borough, and also the top reason for collisions in each borough. We'll build up our nested foreach in phases, so you can see exactly what's going on. Here is the basic structure of a nested foreach command. Foreach, collisions, total group, so we are iterating over every record in this group dataset. It has been grouped by borough, remember. The first thing we want to calculate is the total number of collisions, and we assign this to the total_collisions variable. Note the statement, total_collisions is equal to SUM of collisions_total.total. Collisions_total is the name of the bag in our collisions_total group, and total is the number of collisions on a per-borough, per-reason basis, which we had calculated earlier. The last command within the curly braces of a nested foreach should be a generate statement. That tells us what fields we are interested in or what calculations we are interested in. Here we'll generate just the total collisions. Let's see the result of this command, dump collision_stats, and you'll see a bunch of numbers which represent the collision totals per borough, but there is no additional information, we don't know what borough each of these number of collisions are associated with. We'll rewrite the nested foreach with one tweak. In our final generate command, along with the total collisions, we'll also generate the group. Remember, the group is the field <text:soft-page-break/>which refers to the borough. This relation that we are working on is group by borough. And now our dump command will actually give us some useful information. We have the borough and the total number of collisions that occurred in that borough. Well, this is not really useful, because this we could have done with a simple foreach, there was no reason to use a nested foreach. Let's perform some more calculations within this. This time, along with the total collision, we'll also get a sorted order of collisions by reason. For every record, we'll access the bag that's associated with the borough, and sort the tuples within that bag based on the total number of collisions on a per-reason basis. Within each borough, the cause of the highest number of collisions will appear on the top of this descending sort order of tuples. We've also tweaked the generate command here to use the flatten function. Note that the flatten function can act on sorted_collisions, which is a variable that we set up within this nested foreach. So any subsequent command within the nested foreach can reference variables or relations from previous commands. The final result of this nested foreach will contain the borough, the reason for the collision, the total number of collisions per reason with that borough, and the total number of collisions across that entire borough. The dump command on the contents of this relation should explain this further. Let's start with the very last record in Staten Island. Over the time period covered by this dataset, there was only one collision due to the reason headlights defective out of a total of 34,134 collisions in Staten Island over the same period. This record appears at the very end, because we sorted by descending order on the total per reason. The total of one for headlights defective within Staten Island was the smallest number. Scroll over to the beginning of this dataset, and you'll notice that in the BRONX borough, unspecified as a reason for collision has the highest number of collisions, 58,205 out of a total of 96,053. Well, unspecified means they did not know why the collision occurred. You'll see next that driver inattention or distraction contributes 11,362 collisions out of 96,053. This was all the reasons for collisions <text:soft-page-break/>within a borough. What if we're interested only in the top two contributing factors? It's very easy, we can go back to our nested foreach and tweak one of the inner operations. After generating the sorted_collisions relation, we'll generate another relation called highest_num_collisions. This we'll do by just limiting the sorted collisions to the top two records. Remember the sorted_collisions are sorted in descending order of the highest contributing factors, and we'll simply limit it to the top two. Commands within a nested foreach can access relations which were generated earlier. When we calculate the highest num_collisions, we can access the sorted_collisions relation that we just calculated. And in the generate command, we'll flatten the highest_num_collisions and not the entire sorted_collisions. Collisions_stats now should give you the top two reasons for collisions in every borough, and how many collisions they contribute out of the total. The results should show you something interesting. In every borough, in addition to unspecified where we do know the reason for the collision, the highest contributing factor to accidents is driver inattention or distraction.</text:p>
        </text:list-item>
        <text:list-item>
          <text:p text:style-name="P2"/>
        </text:list-item>
        <text:list-item>
          <text:p text:style-name="P2">An Overview of the MapReduce Programming Model</text:p>
        </text:list-item>
        <text:list-item>
          <text:p text:style-name="P2">Before we see how we can implement a basic flow of a MapReduce in Pig, let's understand what MapReduce really is. MapReduce was originally designed in Google as a way to process web pages so as to power Google search. MapReduce distributes computing across multiple machines in a cluster, such that every process on a machine works on a small subset of data. MapReduce takes advantage of the inherent parallelism in data processing. A significant feature of datasets in this modern age is the fact that they are huge. Modern systems, such as sensors, or even Facebook status updates generate millions of records of raw data. MapReduce allows you to extract insights from data at this scale by running a processing operation in two phases. The first phase is called map, and the second reduce. As a programmer, you decide what logic you want to implement within these phases to process your data. The distributed computing framework, such as Hadoop, will run the map operation on multiple machines in the cluster. Each machine will hold a <text:soft-page-break/>small portion of the dataset. The map process on a machine works on that part of the data that is locally present on that machine. The output produced by the map phase is then collated together and passed to a single machine, so that they can be processed in the reduce phase. The reduce phase will collect all the information which are the output of the mappers, process them once again to get the final result. These two phases together form a MapReduce job. The map which is an operation performed in parallel on small portions of the dataset. The map operation processes one record at a time from the portion of the dataset that it operates on, and every record maps to one key-value output. MapReduce requires that you structure your processing and your thinking in terms of key-value pairs. The key-value pairs obtained from all mapper processes which run, and they'll be multiple mapper processes across multiple machines, will then be sent to the reduce phase, which is an operation to combine the result of individual mapper phases in a meaningful way. Reduce is typically carried out on a single machine in the cluster. The individual output of every map phase is collated together and passed onto the single machine. The single machine collects this output, brings the results together in some meaningful way, depending on the kind of processing that you want to do to generate the final output. This is MapReduce.</text:p>
        </text:list-item>
        <text:list-item>
          <text:p text:style-name="P2"/>
        </text:list-item>
        <text:list-item>
          <text:p text:style-name="P2">Dataflow Through a MapReduce Operation</text:p>
        </text:list-item>
        <text:list-item>
          <text:p text:style-name="P2">Let's understand what exactly happens when a MapReduce program runs. Let's say that you want to use MapReduce to calculate word frequencies for a very large text file. You want to know how often each word occurs. This is a common enough scenario when you perform natural language processing to extract sentiments from reviews or other text. Given that the input is a large text file, you want to go to an end result, which looks like this. For every word you want to know how often it has occurred in that text file. How do you get from the input to the output using MapReduce? The very large text file is partitioned across multiple machines on your cluster. And each partition has one mapper process run to process the subset of data that's present on that <text:soft-page-break/>machine. Each mapper works in parallel. Each mapper does not need to know the existence of other mappers which are working on other subsets of the same data file. Each mapper is the same programming logic and performs an identical operation. The logic within a mapper processes each row serially one at a time. One line of a text file is considered to be one record or one row. Map phase processing emits key-value pairs as its output when it's processed every record. Here is a single rule, twinkle twinkle little star will produce a word and a corresponding count associated with that word. The output of the map phase for this word count application the mapper will simply output a count of 1 associated with every word. Input to the mapper is the line number that is the key and the value which is 1 line of the input text file. This one line is split into its individual words and each word is associated with the count of 1. Similar key-value pair output will be available from every mapper which works on a subset of data. All these results are then collated together and passed onto the next phase. The reduce phase with a null MapReduce job. The distributed computing framework will take all key-value pairs and collect together all values that are associated with the same key and pass it onto the reducer. The reduce phase will receive for each key a collection of values that are associated with that key. And this will allow the reduce phase to perform a summarizing operation to bring together all values with the same key. It'll combine it in some way. For simplicity sake, we can assume that the reduce phase runs on a single machine, and the output of all mappers are brought to that single machine by transferring it across the internal cluster network. For the example onscreen right now, you might have the word twinkle emitted with a count of 1 from different mappers on your cluster. All of these will be brought together in the reducer. The reducer will perform a summing operation on the output of the mapper to get a final count of 4 associated with the word twinkle. That is its frequency in the input text. This entire data flow that we just described for the word count operation can be implemented very simply in a Pig script. Induction and logic of the word count is exactly the same, Pig abstracts away <text:soft-page-break/>all the technical and grungy details.</text:p>
        </text:list-item>
        <text:list-item>
          <text:p text:style-name="P2"/>
        </text:list-item>
        <text:list-item>
          <text:p text:style-name="P2">MapReduce Operations in Pig Latin</text:p>
        </text:list-item>
        <text:list-item>
          <text:p text:style-name="P2">In this clip, we'll show you how the MapReduce program for counting word frequencies that we saw earlier can be expressed in a few lines of Pig Latin script. The input to this program is basically a file with text. I've called the file words.txt and it contains a whole bunch of text that I simply copy pasted from the website I happened to be reading at that point in time. I was reading the reviews of a book called Accidental Empires, and that's where this text comes from. The very first step, as you might expect, is to load it into a Pig relation. We'll call the relation lines, and all it contains is lines of text, where every line is a chararray. Every record is one line from the input file. Every line is separated from another by a new line. And here is the contents of the relation containing our lines of text. Pig has parsed every paragraph as a line, because the new line character appears after every paragraph in our input text. The next step is to split every line into its individual words. This we'll do using the TOKENIZE function in Pig. This is the first time that we've seen TOKENIZE. TOKENIZE simply takes the standard word delimiter, the space. Every input record which we iterate over using the foreach is split into a bag of words. The schema of the resultant word bag relation will show a bag named bag_of_words within which there is a tuple_of_tokens, and each tuple has one field of type chararray. The name of the single chararray field is token. Dump the contents of word bag onto screen, and you'll see that every line now is a bag of words. There are multiple bags in this relation, one per line that we parsed. Let's flatten out all these bags to get the data in the format that we wanted. We want every individual word to be a separate record. This is very easy using our flatten function. The field name for a word is word. The schema for the resultant relation is simply one field word, which is of type chararray. And if you dump the contents of this relation, you'll see that every individual word in the input text is now a separate record. Sometimes the word has punctuations along with this. That's because the TOKENIZE has <text:soft-page-break/>simply tokenized on the space character. In order to count the number of times a particular word occurs, we should just group this entire relation by a word. In the resultant group relation, the group key is a word, and the bag that's associated with it contains a bag of that same word. Dump the contents of this relation and things will be much clearer. Notice the word researchers occurs three times. The word information appears twice. And a whole bunch of other words appear exactly once in this text. You can scroll and see some of the common words are successful, technology. Scrolling through this relation should give you an idea of the kind of word frequencies you should expect. Words like this, they, them, may be very common in any text. With this relation, the actual word count operation is very simple. Iterate through every record and count the number of words that are present in the bag. Generate the group that is the word itself and an associated count. The schema for the word_count relation is basically group of type chararray, that is the word, and long, which is the word_count. And really, that's all there is to it. A few lines of Pig script, and you've implemented an entire MapReduce. You have every word that occurred in the input text, along with its corresponding frequencies. And with this example of the cool stuff that you can do using Pig, we come to the end of this module and to the end of this class. In this module, we covered the nested foreach, which allows you to write more powerful and efficient operations on relations. We then moved onto the MapReduce programming model, the basic paradigm used in a multitude of big data systems. We learned how to express MapReduce programs in Pig using a few lines of Pig Latin.</text:p>
        </text:list-item>
        <text:list-item>
          <text:p text:style-name="P1"/>
        </text:list-item>
        <text:list-item>
          <text:p text:style-name="P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1T15:09:41.995826298</dc:date>
    <meta:editing-duration>PT1M41S</meta:editing-duration>
    <meta:editing-cycles>2</meta:editing-cycles>
    <meta:generator>LibreOffice/5.1.6.2$Linux_X86_64 LibreOffice_project/10m0$Build-2</meta:generator>
    <meta:document-statistic meta:table-count="0" meta:image-count="0" meta:object-count="0" meta:page-count="75" meta:paragraph-count="146" meta:word-count="29802" meta:character-count="167773" meta:non-whitespace-character-count="138217"/>
  </office:meta>
</office:document-meta>
</file>